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Times New Roman" svg:font-family="'Times New Roman'"/>
    <style:font-face style:name="DejaVu Sans2" svg:font-family="'DejaVu Sans'" style:font-family-generic="roman"/>
    <style:font-face style:name="Times1" svg:font-family="Times" style:font-family-generic="roman"/>
    <style:font-face style:name="DejaVu Sans3" svg:font-family="'DejaVu Sans'" style:font-family-generic="swiss"/>
    <style:font-face style:name="Times2" svg:font-family="Times" style:font-family-generic="swiss"/>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svg:font-family="'DejaVu Sans'"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4" svg:font-family="'DejaVu Sans'" style:font-family-generic="system" style:font-pitch="variable"/>
  </office:font-face-decls>
  <office:automatic-styles>
    <style:style style:name="P1" style:family="paragraph" style:parent-style-name="Standard">
      <style:text-properties fo:color="#000000" style:font-name="Bitstream Vera Sans Mono" fo:font-size="10pt" fo:font-weight="bold" style:font-size-asian="10pt" style:font-weight-asian="bold" style:font-size-complex="10pt" style:font-weight-complex="bold"/>
    </style:style>
    <style:style style:name="P2" style:family="paragraph" style:parent-style-name="Standard">
      <style:paragraph-properties>
        <style:tab-stops/>
      </style:paragraph-properties>
      <style:text-properties fo:color="#000000" style:font-name="Bitstream Vera Sans Mono" fo:font-size="10pt" fo:font-weight="bold" style:font-size-asian="10pt" style:font-weight-asian="bold" style:font-size-complex="10pt" style:font-weight-complex="bold"/>
    </style:style>
    <style:style style:name="P3" style:family="paragraph" style:parent-style-name="Standard">
      <style:text-properties fo:color="#000000" style:font-name="Bitstream Vera Sans Mono" fo:font-size="10pt" style:font-size-asian="10pt" style:font-size-complex="10pt"/>
    </style:style>
    <style:style style:name="P4" style:family="paragraph" style:parent-style-name="Standard">
      <style:text-properties fo:color="#838183" style:font-name="Bitstream Vera Sans Mono" fo:font-size="10pt" fo:font-style="italic" style:font-size-asian="10pt" style:font-style-asian="italic" style:font-size-complex="10pt" style:font-style-complex="italic"/>
    </style:style>
    <style:style style:name="P5" style:family="paragraph" style:parent-style-name="Standard">
      <style:paragraph-properties>
        <style:tab-stops/>
      </style:paragraph-properties>
      <style:text-properties fo:color="#838183" style:font-name="Bitstream Vera Sans Mono" fo:font-size="10pt" fo:font-style="italic" style:font-size-asian="10pt" style:font-style-asian="italic" style:font-size-complex="10pt" style:font-style-complex="italic"/>
    </style:style>
    <style:style style:name="P6" style:family="paragraph" style:parent-style-name="Standard">
      <style:text-properties style:font-name="Bitstream Vera Sans Mono" fo:font-size="10pt" style:font-size-asian="10pt" style:font-size-complex="10pt"/>
    </style:style>
    <style:style style:name="P7" style:family="paragraph" style:parent-style-name="Text_20_body">
      <style:paragraph-properties fo:text-align="justify" style:justify-single-word="false"/>
    </style:style>
    <style:style style:name="P8" style:family="paragraph" style:parent-style-name="Text_20_body">
      <style:text-properties style:font-name="Bitstream Vera Sans Mono"/>
    </style:style>
    <style:style style:name="P9" style:family="paragraph" style:parent-style-name="Text_20_body">
      <style:paragraph-properties fo:margin-top="0cm" fo:margin-bottom="0cm"/>
    </style:style>
    <style:style style:name="P10" style:family="paragraph" style:parent-style-name="Text_20_body">
      <style:paragraph-properties fo:margin-top="0cm" fo:margin-bottom="0cm" fo:text-align="justify" style:justify-single-word="false"/>
    </style:style>
    <style:style style:name="P11" style:family="paragraph" style:parent-style-name="Text_20_body">
      <style:paragraph-properties fo:margin-top="0cm" fo:margin-bottom="0.499cm"/>
    </style:style>
    <style:style style:name="P12" style:family="paragraph" style:parent-style-name="Text_20_body">
      <style:paragraph-properties fo:margin-top="0cm" fo:margin-bottom="0.499cm" fo:text-align="justify" style:justify-single-word="false"/>
    </style:style>
    <style:style style:name="P13" style:family="paragraph" style:parent-style-name="Text_20_body">
      <style:paragraph-properties fo:break-before="page"/>
    </style:style>
    <style:style style:name="P14" style:family="paragraph" style:parent-style-name="Heading_20_3">
      <style:paragraph-properties fo:break-before="page"/>
    </style:style>
    <style:style style:name="P15" style:family="paragraph" style:parent-style-name="Heading_20_2">
      <style:paragraph-properties fo:break-before="page"/>
    </style:style>
    <style:style style:name="P16" style:family="paragraph" style:parent-style-name="Text_20_body">
      <style:paragraph-properties fo:margin-left="1.023cm" fo:margin-right="0cm" fo:text-align="start" style:justify-single-word="false" fo:text-indent="0cm" style:auto-text-indent="false"/>
      <style:text-properties style:font-name="Bitstream Vera Sans Mono"/>
    </style:style>
    <style:style style:name="P17" style:family="paragraph" style:parent-style-name="Heading_20_3">
      <style:paragraph-properties fo:text-align="justify" style:justify-single-word="false"/>
    </style:style>
    <style:style style:name="P18" style:family="paragraph" style:parent-style-name="Heading_20_1">
      <style:paragraph-properties fo:text-align="center" style:justify-single-word="false"/>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style>
    <style:style style:name="P21" style:family="paragraph">
      <style:paragraph-properties fo:margin-left="0cm" fo:margin-right="0cm" fo:margin-top="0cm" fo:margin-bottom="0cm" fo:line-height="100%" fo:text-align="center" text:enable-numbering="false" fo:text-indent="0cm"/>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text:enable-numbering="false" fo:text-indent="0cm"/>
    </style:style>
    <style:style style:name="P2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9pt" fo:font-style="normal" fo:text-shadow="none" style:text-underline-style="none" fo:font-weight="bold"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2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2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27" style:family="paragraph">
      <style:paragraph-properties fo:margin-left="0cm" fo:margin-right="0cm" fo:margin-top="0cm" fo:margin-bottom="0cm" fo:line-height="100%" fo:text-align="justify" text:enable-numbering="false" fo:text-indent="0cm" style:text-autospace="none"/>
    </style:style>
    <style:style style:name="P28" style:family="paragraph">
      <style:paragraph-properties fo:margin-left="0cm" fo:margin-right="0cm" fo:margin-top="0cm" fo:margin-bottom="0cm" fo:line-height="100%" fo:text-align="justify" text:enable-numbering="false" fo:text-indent="0cm"/>
      <style:text-properties style:use-window-font-color="true" style:text-outline="false" style:text-line-through-style="none" style:font-name="DejaVu Sans1"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100%" fo:text-align="justify" text:enable-numbering="false" fo:text-indent="0cm"/>
      <style:text-properties style:use-window-font-color="true" style:text-outline="false" style:text-line-through-style="none" style:font-name="DejaVu Sans1" fo:font-size="10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ff0000"/>
    </style:style>
    <style:style style:name="T8" style:family="text">
      <style:text-properties fo:color="#830000"/>
    </style:style>
    <style:style style:name="T9" style:family="text">
      <style:text-properties fo:color="#838183" fo:font-style="italic" style:font-style-asian="italic" style:font-style-complex="italic"/>
    </style:style>
    <style:style style:name="T10" style:family="text">
      <style:text-properties fo:color="#010181"/>
    </style:style>
    <style:style style:name="T11" style:family="text">
      <style:text-properties fo:color="#2928ff"/>
    </style:style>
    <style:style style:name="T12" style:family="text">
      <style:text-properties fo:font-weight="normal" style:font-weight-asian="normal" style:font-weight-complex="normal"/>
    </style:style>
    <style:style style:name="T13" style:family="text">
      <style:text-properties style:font-name="Bitstream Vera Sans Mono"/>
    </style:style>
    <style:style style:name="T14" style:family="text">
      <style:text-properties style:font-name="Bitstream Vera Sans Mono" fo:font-weight="normal" style:font-name-asian="Nimbus Sans L" style:font-weight-asian="normal" style:font-name-complex="Nimbus Sans L" style:font-weight-complex="normal"/>
    </style:style>
    <style:style style:name="T15" style:family="text">
      <style:text-properties style:font-name="Times1" fo:font-weight="normal" style:font-weight-asian="normal" style:font-weight-complex="normal"/>
    </style:style>
    <style:style style:name="T16" style:family="text">
      <style:text-properties style:font-name="Times1" fo:font-weight="normal" style:font-name-asian="Nimbus Sans L" style:font-weight-asian="normal" style:font-name-complex="Nimbus Sans L" style:font-weight-complex="normal"/>
    </style:style>
    <style:style style:name="T17" style:family="text">
      <style:text-properties style:use-window-font-color="true" style:text-outline="false" style:text-line-through-style="none" style:font-name="DejaVu Sans"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DejaVu Sans" fo:font-size="9pt" fo:font-style="normal" fo:text-shadow="none" style:text-underline-style="none" fo:font-weight="bold"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9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0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DejaVu Sans1" fo:font-size="12pt" fo:language="en" fo:country="US" fo:font-style="normal" fo:text-shadow="none" style:text-underline-style="none" fo:font-weight="normal" style:letter-kerning="true" style:font-name-asian="DejaVu Sans4" style:font-size-asian="18pt" style:language-asian="en" style:country-asian="US" style:font-style-asian="normal" style:font-weight-asian="normal" style:font-name-complex="DejaVu Sans4" style:font-size-complex="12pt" style:font-style-complex="normal" style:font-weight-complex="normal" style:text-emphasize="none" style:font-relief="none"/>
    </style:style>
    <style:style style:name="T22" style:family="text">
      <style:text-properties style:use-window-font-color="true" style:text-outline="false" style:text-line-through-style="none" style:font-name="DejaVu Sans1" fo:font-size="10pt" fo:language="en" fo:country="US" fo:font-style="normal" fo:text-shadow="none" style:text-underline-style="none" fo:font-weight="normal" style:letter-kerning="true" style:font-name-asian="DejaVu Sans4" style:font-size-asian="18pt" style:language-asian="en" style:country-asian="US" style:font-style-asian="normal" style:font-weight-asian="normal" style:font-name-complex="DejaVu Sans4" style:font-size-complex="12pt" style:font-style-complex="normal" style:font-weight-complex="normal" style:text-emphasize="none" style:font-relief="none"/>
    </style:style>
    <style:style style:name="gr1" style:family="graphic">
      <style:graphic-properties fo:margin-left="0cm" fo:margin-right="0.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0.208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3cm" fo:margin-right="0cm" style:run-through="foreground" style:wrap="left"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fo:margin-left="0cm" fo:margin-right="0.3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lazione </text:h>
      <text:h text:style-name="P18" text:outline-level="1">Progetto di Laboratorio di Programmazione </text:h>
      <text:h text:style-name="P18" text:outline-level="1">“Il Pedaggio” </text:h>
      <text:p text:style-name="P9"/>
      <text:h text:style-name="Heading_20_2" text:outline-level="2">Introduzione </text:h>
      <text:p text:style-name="P10">Sindbad il marinaio vendette 66 cucchiai d'argento al sultano di Samarcanda. La vendita fu parecchio semplice, ma la consegna fu alquanto complicata. I pezzi furono trasportati via terra, attraversando diversi villaggi e città. Per entrare in ciascuna città e in ciascun villaggio veniva richiesto un pedaggio. Non c'era invece nessun pedaggio da pagare per uscire. Il pedaggio per entrare in un villaggio era uno degli oggetti trasportati. Per entrare in una città, invece, bisognava pagare un pezzo per 20 oggetti trasportati. Per esempio, per entrare in una città trasportando 70 pezzi, bisognava pagare 4 pezzi come pedaggio. Villaggi e città erano situati strategicamente tra rupi, paludi e fiumi così da non poter evitarne il passaggio. </text:p>
      <text:p text:style-name="P10">Preventivare i pedaggi da pagare in ogni città e villaggio è abbastanza semplice, ma trovare il percorso migliore (quello più economico) da percorrere è una vera e propria sfida. Il migliore percorso dipende dal numero degli articoli trasportati. Per numeri fino a 20, villaggi e città tassano nello stesso modo. Per numeri più grandi, può avere senso evitare le città e viaggiare attraverso i villaggi. L'obiettivo è scrivere un programma che risolva il problema di Sindbad. Dato il numero dei pezzi da consegnare ad un certo villaggio o ad una certa città della mappa, il programma deve determinare il numero di pezzi richiesti all'inizio del viaggio prima di percorrere la via più economica. </text:p>
      <text:p text:style-name="P9"/>
      <text:h text:style-name="Heading_20_3" text:outline-level="3">Formato dell'input </text:h>
      <text:p text:style-name="P10">L'input consiste di un file contenente diversi casi da esaminare. Ogni caso consiste di due parti: la mappa stradale seguita da dettagli utili per la consegna. La prima riga della mappa stradale contiene un intero n, che rappresenta il numero di strade nella mappa (n&gt;=0). Ognuna delle successive n righe contiene esattamente due lettere che rappresentano i due estremi della strada. Una lettera maiuscola rappresenta una città, una lettera minuscola un villaggio. Le strade possono essere attraversate in entrambe le direzioni. </text:p>
      <text:p text:style-name="P10">Dopo la descrizione della mappa, segue un'unica riga contenente i dettagli di consegna. Questa riga consiste di 3 cose: un intero p (0 &lt;= p &lt;= 1000) per il numero di articoli che devono essere consegnati, una lettera che indica il posto di partenza e una lettera per il posto della consegna. La mappa stradale è tale che la consegna sia sempre possibile. L'ultimo caso da analizzare è seguito da una riga contenente il numero -1. </text:p>
      <text:p text:style-name="P9"/>
      <text:h text:style-name="Heading_20_3" text:outline-level="3">Formato dell'output </text:h>
      <text:p text:style-name="P10">L'output consiste di un'unica riga per ogni caso analizzato. Ogni riga contiene il numero che contraddistingue il caso analizzato e il numero degli articoli richiesti all'inizio del viaggio. </text:p>
      <text:h text:style-name="Heading_20_3" text:outline-level="3"/>
      <text:h text:style-name="Heading_20_3" text:outline-level="3">Esempio: </text:h>
      <text:p text:style-name="P9"><text:span text:style-name="T1">input.txt</text:span> </text:p>
      <text:p text:style-name="P9">1 </text:p>
      <text:p text:style-name="P9">a Z </text:p>
      <text:p text:style-name="P9">19 a Z </text:p>
      <text:p text:style-name="P9">-1 </text:p>
      <text:p text:style-name="P9"/>
      <text:p text:style-name="P9"><text:span text:style-name="T1">schermo</text:span> </text:p>
      <text:p text:style-name="P9">Caso 1: 20 </text:p>
      <text:p text:style-name="P11"/>
      <text:p text:style-name="P9"/>
      <text:h text:style-name="Heading_20_2" text:outline-level="2">Analisi Funzionale </text:h>
      <text:h text:style-name="Heading_20_3" text:outline-level="3">Parsing dell'input </text:h>
      <text:p text:style-name="P12">I dati acquisiti dall'input vengono memorizzati in due strutture temporanee: un array contenente gli archi del grafo, un albero binario di ricerca contenente i nodi. L'array degli archi è un array di record a due campi char, ognuno dei quali contiene i due nodi estremi di un arco. I nodi dell'ABR contengono un campo char con l'etichetta dei nodi, e un campo integer con un numero ID progressivo da 0 al numero dei nodi - 1. </text:p>
      <text:p text:style-name="P12">La costruzione dell'array degli archi ha complessità lineare, cioè O(n), dove n è il numero degli archi. La costruzione dell'ABR dei nodi avviene tramite la funzione di inserimento ordinato, che ha complessità O(log n), ripetuta per ogni estremo degli archi, quindi complessivamente ha una complessità di O(2n log n) = O(n log n), dove n è sempre il numero degli archi. </text:p>
      <text:p text:style-name="P12">Non vengono effettuati controlli sugli errori dell'input, in quanto le specifiche del problema garantiscono l'integrità e la correttezza formale e logica dell'input. </text:p>
      <text:h text:style-name="P17" text:outline-level="3">Generazione delle strutture principali </text:h>
      <text:p text:style-name="P12">La mappa è trattata internamente come un grafo non orientato, implementato tramite liste di adiacenza. La costruzione di questo grafo avviene a partire dalle due strutture create in fase di parsing, con l'utilizzo delle due funzioni <text:span text:style-name="T1">graph_set_arc</text:span> e <text:span text:style-name="T1">bst_get_id_from_inf.</text:span> </text:p>
      <text:p text:style-name="P12">La prima serve per impostare un arco bidirezionale tra i due nodi passati come parametri, la seconda restsituisce l'ID associato all'etichetta del nodo passato come parametro. </text:p>
      <text:p text:style-name="P12">L'inserimento degli archi ha una complessità O(1), mentre la ricerca degli ID sfrutta la struttura ordinata dell'ABR ottenendo una complessità nel caso medio pari a O(log n) dove n è il numero dei nodi dell'ABR, nel caso peggiore la complessità è pari a O(n).</text:p>
      <text:h text:style-name="Heading_20_3" text:outline-level="3">Ricerca del cammino minimo sul grafo (Dijkstra)</text:h>
      <text:p text:style-name="P7">La ricerca del cammino minimo avviene tramite l'applicazione dell'algoritmo di Dijkstra.</text:p>
      <text:p text:style-name="P7">Per spiegare il funzionamento del grafo procediamo con l'analisi di un grafo di esempio, ottenuto dal seguente input:</text:p>
      <text:p text:style-name="P16"><draw:g text:anchor-type="paragraph" draw:z-index="0" draw:style-name="gr1"><draw:custom-shape draw:style-name="gr2" draw:text-style-name="P22" svg:width="1.001cm" svg:height="1.001cm" svg:x="7.064cm" svg:y="2.584cm"><text:p text:style-name="P21"><text:span text:style-name="T17">A</text:span></text:p><draw:enhanced-geometry svg:viewBox="0 0 21600 21600" draw:type="rectangle" draw:enhanced-path="M 0 0 L 21600 0 21600 21600 0 21600 0 0 Z N"/></draw:custom-shape><draw:custom-shape draw:style-name="gr2" draw:text-style-name="P22" svg:width="1.001cm" svg:height="1.001cm" svg:x="7.064cm" svg:y="0.584cm"><text:p text:style-name="P21"><text:span text:style-name="T17">D</text:span></text:p><draw:enhanced-geometry svg:viewBox="0 0 21600 21600" draw:type="rectangle" draw:enhanced-path="M 0 0 L 21600 0 21600 21600 0 21600 0 0 Z N"/></draw:custom-shape><draw:custom-shape draw:style-name="gr2" draw:text-style-name="P22" svg:width="1.001cm" svg:height="1.001cm" svg:x="9.065cm" svg:y="2.584cm"><text:p text:style-name="P21"><text:span text:style-name="T17">C</text:span></text:p><draw:enhanced-geometry svg:viewBox="0 0 21600 21600" draw:type="rectangle" draw:enhanced-path="M 0 0 L 21600 0 21600 21600 0 21600 0 0 Z N"/></draw:custom-shape><draw:custom-shape draw:style-name="gr2" draw:text-style-name="P22" svg:width="1.001cm" svg:height="1.001cm" svg:x="11.065cm" svg:y="2.584cm"><text:p text:style-name="P21"><text:span text:style-name="T17">X</text:span></text:p><draw:enhanced-geometry svg:viewBox="0 0 21600 21600" draw:type="rectangle" draw:enhanced-path="M 0 0 L 21600 0 21600 21600 0 21600 0 0 Z N"/></draw:custom-shape><draw:custom-shape draw:style-name="gr2" draw:text-style-name="P22" svg:width="1.001cm" svg:height="1.001cm" svg:x="7.064cm" svg:y="4.585cm"><text:p text:style-name="P21"><text:span text:style-name="T17">b</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5.064cm" svg:y="2.584cm"><text:p text:style-name="P21"><text:span text:style-name="T17">a</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9.065cm" svg:y="4.585cm"><text:p text:style-name="P21"><text:span text:style-name="T17">c</text:span></text:p><draw:enhanced-geometry svg:viewBox="0 0 21600 21600" draw:glue-points="10800 0 3160 3160 0 10800 3160 18440 10800 21600 18440 18440 21600 10800 18440 3160" draw:text-areas="3200 3200 18400 18400" draw:type="ellipse"/></draw:custom-shape><draw:line draw:style-name="gr3" draw:text-style-name="P22" svg:x1="6.064cm" svg:y1="3.084cm" svg:x2="7.064cm" svg:y2="3.084cm"><text:p/></draw:line><draw:line draw:style-name="gr3" draw:text-style-name="P22" svg:x1="7.562cm" svg:y1="3.584cm" svg:x2="7.562cm" svg:y2="4.584cm"><text:p/></draw:line><draw:line draw:style-name="gr3" draw:text-style-name="P22" svg:x1="7.562cm" svg:y1="1.584cm" svg:x2="7.562cm" svg:y2="2.584cm"><text:p/></draw:line><draw:line draw:style-name="gr3" draw:text-style-name="P22" svg:x1="5.564cm" svg:y1="2.584cm" svg:x2="7.064cm" svg:y2="1.084cm"><text:p/></draw:line><draw:line draw:style-name="gr3" draw:text-style-name="P22" svg:x1="8.063cm" svg:y1="1.084cm" svg:x2="9.563cm" svg:y2="2.584cm"><text:p/></draw:line><draw:line draw:style-name="gr3" draw:text-style-name="P22" svg:x1="8.063cm" svg:y1="5.084cm" svg:x2="9.063cm" svg:y2="5.084cm"><text:p/></draw:line><draw:line draw:style-name="gr3" draw:text-style-name="P22" svg:x1="11.564cm" svg:y1="3.584cm" svg:x2="10.064cm" svg:y2="5.084cm"><text:p/></draw:line><draw:line draw:style-name="gr3" draw:text-style-name="P22" svg:x1="5.564cm" svg:y1="3.584cm" svg:x2="7.064cm" svg:y2="5.084cm"><text:p/></draw:line><draw:line draw:style-name="gr3" draw:text-style-name="P22" svg:x1="8.063cm" svg:y1="3.084cm" svg:x2="9.063cm" svg:y2="3.084cm"><text:p/></draw:line><draw:line draw:style-name="gr3" draw:text-style-name="P22" svg:x1="10.064cm" svg:y1="3.084cm" svg:x2="11.064cm" svg:y2="3.084cm"><text:p/></draw:line><draw:line draw:style-name="gr3" draw:text-style-name="P22" svg:x1="9.563cm" svg:y1="3.584cm" svg:x2="8.063cm" svg:y2="5.084cm"><text:p/></draw:line><draw:line draw:style-name="gr3" draw:text-style-name="P22" svg:x1="11.563cm" svg:y1="2.584cm" svg:x2="8.063cm" svg:y2="1.084cm"><text:p/></draw:line><draw:frame draw:style-name="gr4" draw:text-style-name="P24" svg:width="5.241cm" svg:height="0.623cm" svg:x="5.563cm" svg:y="6.084cm"><draw:text-box><text:p text:style-name="P23"><text:span text:style-name="T18">fig. 1</text:span><text:span text:style-name="T19"> Il grafo appena creato</text:span></text:p></draw:text-box></draw:frame></draw:g>12 <text:line-break/><text:span text:style-name="T13">A C <text:line-break/>A b <text:line-break/>A D <text:line-break/>A a <text:line-break/>a b <text:line-break/>a D <text:line-break/>C b <text:line-break/>C D <text:line-break/>C X <text:line-break/>b c <text:line-break/>c X <text:line-break/>X D <text:line-break/>19 a X</text:span></text:p>
      <text:p text:style-name="P7"><text:span text:style-name="T12">L'ultima linea di input specifica il numero di cucchiai da consegnare alla città </text:span><text:span text:style-name="T4">X</text:span><text:span text:style-name="T12"> partendo dal villaggio </text:span><text:span text:style-name="T4">a</text:span><text:span text:style-name="T12">. Applico l'algoritmo di ricerca partendo dalla città di destinazione </text:span><text:span text:style-name="T4">X</text:span><text:span text:style-name="T12">, assegnandole un peso iniziale di </text:span><text:span text:style-name="T4">19</text:span><text:span text:style-name="T12"> (cucchiai). Tutti gli altri nodi hanno un pe</text:span><text:span text:style-name="T15">so iniziale settato a +</text:span><text:span text:style-name="T16">∞ (internamente rappresentato con la costante </text:span><text:span text:style-name="T14">MAXINT</text:span><text:span text:style-name="T16">).</text:span></text:p>
      <text:p text:style-name="P7"><draw:g text:anchor-type="paragraph" draw:z-index="1" draw:style-name="gr5"><draw:custom-shape draw:style-name="gr2" draw:text-style-name="P22" svg:width="1.001cm" svg:height="1.001cm" svg:x="2.295cm" svg:y="2.373cm"><text:p text:style-name="P21"><text:span text:style-name="T17">A</text:span></text:p><draw:enhanced-geometry svg:viewBox="0 0 21600 21600" draw:type="rectangle" draw:enhanced-path="M 0 0 L 21600 0 21600 21600 0 21600 0 0 Z N"/></draw:custom-shape><draw:custom-shape draw:style-name="gr2" draw:text-style-name="P22" svg:width="1.001cm" svg:height="1.001cm" svg:x="4.297cm" svg:y="2.373cm"><text:p text:style-name="P21"><text:span text:style-name="T17">C</text:span></text:p><draw:enhanced-geometry svg:viewBox="0 0 21600 21600" draw:type="rectangle" draw:enhanced-path="M 0 0 L 21600 0 21600 21600 0 21600 0 0 Z N"/></draw:custom-shape><draw:custom-shape draw:style-name="gr2" draw:text-style-name="P22" svg:width="1.001cm" svg:height="1.001cm" svg:x="2.295cm" svg:y="4.371cm"><text:p text:style-name="P21"><text:span text:style-name="T17">b</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0.295cm" svg:y="2.373cm"><text:p text:style-name="P21"><text:span text:style-name="T17">a</text:span></text:p><draw:enhanced-geometry svg:viewBox="0 0 21600 21600" draw:glue-points="10800 0 3160 3160 0 10800 3160 18440 10800 21600 18440 18440 21600 10800 18440 3160" draw:text-areas="3200 3200 18400 18400" draw:type="ellipse"/></draw:custom-shape><draw:line draw:style-name="gr3" draw:text-style-name="P22" svg:x1="1.295cm" svg:y1="2.872cm" svg:x2="2.295cm" svg:y2="2.872cm"><text:p/></draw:line><draw:line draw:style-name="gr3" draw:text-style-name="P22" svg:x1="2.795cm" svg:y1="3.372cm" svg:x2="2.795cm" svg:y2="4.372cm"><text:p/></draw:line><draw:line draw:style-name="gr3" draw:text-style-name="P22" svg:x1="2.795cm" svg:y1="1.374cm" svg:x2="2.795cm" svg:y2="2.374cm"><text:p/></draw:line><draw:line draw:style-name="gr3" draw:text-style-name="P22" svg:x1="0.795cm" svg:y1="2.373cm" svg:x2="2.295cm" svg:y2="0.873cm"><text:p/></draw:line><draw:line draw:style-name="gr3" draw:text-style-name="P22" svg:x1="3.295cm" svg:y1="0.873cm" svg:x2="4.795cm" svg:y2="2.373cm"><text:p/></draw:line><draw:line draw:style-name="gr3" draw:text-style-name="P22" svg:x1="3.295cm" svg:y1="4.872cm" svg:x2="4.295cm" svg:y2="4.872cm"><text:p/></draw:line><draw:line draw:style-name="gr6" draw:text-style-name="P22" svg:x1="6.797cm" svg:y1="3.372cm" svg:x2="5.297cm" svg:y2="4.872cm"><text:p/></draw:line><draw:line draw:style-name="gr3" draw:text-style-name="P22" svg:x1="0.795cm" svg:y1="3.372cm" svg:x2="2.295cm" svg:y2="4.872cm"><text:p/></draw:line><draw:line draw:style-name="gr3" draw:text-style-name="P22" svg:x1="3.295cm" svg:y1="2.872cm" svg:x2="4.295cm" svg:y2="2.872cm"><text:p/></draw:line><draw:line draw:style-name="gr6" draw:text-style-name="P22" svg:x1="5.297cm" svg:y1="2.872cm" svg:x2="6.297cm" svg:y2="2.872cm"><text:p/></draw:line><draw:line draw:style-name="gr3" draw:text-style-name="P22" svg:x1="4.795cm" svg:y1="3.372cm" svg:x2="3.295cm" svg:y2="4.872cm"><text:p/></draw:line><draw:line draw:style-name="gr6" draw:text-style-name="P22" svg:x1="6.795cm" svg:y1="2.373cm" svg:x2="3.295cm" svg:y2="0.873cm"><text:p/></draw:line><draw:frame draw:style-name="gr4" draw:text-style-name="P24" svg:width="7.57cm" svg:height="0.623cm" svg:x="0.794cm" svg:y="5.872cm"><draw:text-box><text:p text:style-name="P23"><text:span text:style-name="T18">fig. 2</text:span><text:span text:style-name="T19"> Esplorazione dei nodi adiacenti ad </text:span><text:span text:style-name="T18">X</text:span></text:p></draw:text-box></draw:frame><draw:frame draw:style-name="gr4" draw:text-style-name="P25" svg:width="0.929cm" svg:height="0.65cm" svg:x="7.296cm" svg:y="2.496cm"><draw:text-box><text:p text:style-name="P23"><text:span text:style-name="T20">19</text:span></text:p></draw:text-box></draw:frame><draw:frame draw:style-name="gr4" draw:text-style-name="P26" svg:width="3.045cm" svg:height="0.65cm" svg:x="3.295cm" svg:y="0.249cm"><draw:text-box><text:p text:style-name="P23"><text:span text:style-name="T20">20 = 19 + p(X)</text:span></text:p></draw:text-box></draw:frame><draw:frame draw:style-name="gr4" draw:text-style-name="P25" svg:width="0.929cm" svg:height="0.65cm" svg:x="5.253cm" svg:y="4.749cm"><draw:text-box><text:p text:style-name="P23"><text:span text:style-name="T20">20</text:span></text:p></draw:text-box></draw:frame><draw:frame draw:style-name="gr4" draw:text-style-name="P25" svg:width="0.929cm" svg:height="0.65cm" svg:x="5.253cm" svg:y="2.249cm"><draw:text-box><text:p text:style-name="P23"><text:span text:style-name="T20">20</text:span></text:p></draw:text-box></draw:frame><draw:frame draw:style-name="gr7" draw:text-style-name="P28" svg:width="1.211cm" svg:height="0.756cm" svg:x="3.085cm" svg:y="4.996cm"><draw:text-box><text:p text:style-name="P27"><text:span text:style-name="T21">+∞</text:span></text:p></draw:text-box></draw:frame><draw:frame draw:style-name="gr4" draw:text-style-name="P28" svg:width="1.193cm" svg:height="0.756cm" svg:x="1.085cm" svg:y="2.249cm"><draw:text-box><text:p text:style-name="P27"><text:span text:style-name="T21">+∞</text:span></text:p></draw:text-box></draw:frame><draw:frame draw:style-name="gr4" draw:text-style-name="P28" svg:width="1.193cm" svg:height="0.756cm" svg:x="3.085cm" svg:y="2.249cm"><draw:text-box><text:p text:style-name="P27"><text:span text:style-name="T21">+∞</text:span></text:p></draw:text-box></draw:frame><draw:custom-shape draw:style-name="gr2" draw:text-style-name="P22" svg:width="1.001cm" svg:height="1.001cm" svg:x="6.296cm" svg:y="2.373cm"><text:p text:style-name="P21"><text:span text:style-name="T17">X</text:span></text:p><draw:enhanced-geometry svg:viewBox="0 0 21600 21600" draw:type="rectangle" draw:enhanced-path="M 0 0 L 21600 0 21600 21600 0 21600 0 0 Z N"/></draw:custom-shape><draw:custom-shape draw:style-name="gr2" draw:text-style-name="P22" svg:width="1.001cm" svg:height="1.001cm" svg:x="2.295cm" svg:y="0.372cm"><text:p text:style-name="P21"><text:span text:style-name="T17">D</text:span></text:p><draw:enhanced-geometry svg:viewBox="0 0 21600 21600" draw:type="rectangle" draw:enhanced-path="M 0 0 L 21600 0 21600 21600 0 21600 0 0 Z N"/></draw:custom-shape><draw:custom-shape draw:style-name="gr2" draw:text-style-name="P22" svg:width="1.001cm" svg:height="1.001cm" svg:x="4.297cm" svg:y="4.371cm"><text:p text:style-name="P21"><text:span text:style-name="T17">c</text:span></text:p><draw:enhanced-geometry svg:viewBox="0 0 21600 21600" draw:glue-points="10800 0 3160 3160 0 10800 3160 18440 10800 21600 18440 18440 21600 10800 18440 3160" draw:text-areas="3200 3200 18400 18400" draw:type="ellipse"/></draw:custom-shape></draw:g><text:span text:style-name="T12">Controllo i nodi adiacenti a </text:span><text:span text:style-name="T4">X</text:span><text:span text:style-name="T12"> e se il loro peso è maggiore del peso di </text:span><text:span text:style-name="T4">X </text:span><text:span text:style-name="T12">più il pedaggio (che corrisponde alla funzione peso associata agli archi), allora aggiorno gli adiacenti con il nuovo peso come in </text:span><text:span text:style-name="T4">fig. 2</text:span><text:span text:style-name="T12"> (</text:span><text:span text:style-name="T2">rilassamento</text:span><text:span text:style-name="T12"> del peso dei nodi) e inserisco in una coda di priorità i nodi </text:span><text:span text:style-name="T4">D</text:span><text:span text:style-name="T12">, </text:span><text:span text:style-name="T4">C</text:span><text:span text:style-name="T12"> e </text:span><text:span text:style-name="T4">c </text:span><text:span text:style-name="T12">con il rispettivo peso. Elimino </text:span><text:span text:style-name="T4">X</text:span><text:span text:style-name="T12"> dalla coda dei nodi da visitare, il suo peso è stabilizzato a 19. Estraggo dalla coda il nodo con peso minimo e reitero l'algoritmo.</text:span></text:p>
      <text:p text:style-name="P7"><draw:g text:anchor-type="paragraph" draw:z-index="2" draw:style-name="gr8"><draw:custom-shape draw:style-name="gr2" draw:text-style-name="P22" svg:width="1.001cm" svg:height="1.001cm" svg:x="11.271cm" svg:y="2.397cm"><text:p text:style-name="P21"><text:span text:style-name="T17">A</text:span></text:p><draw:enhanced-geometry svg:viewBox="0 0 21600 21600" draw:type="rectangle" draw:enhanced-path="M 0 0 L 21600 0 21600 21600 0 21600 0 0 Z N"/></draw:custom-shape><draw:custom-shape draw:style-name="gr2" draw:text-style-name="P22" svg:width="1.001cm" svg:height="1.001cm" svg:x="13.272cm" svg:y="2.397cm"><text:p text:style-name="P21"><text:span text:style-name="T17">C</text:span></text:p><draw:enhanced-geometry svg:viewBox="0 0 21600 21600" draw:type="rectangle" draw:enhanced-path="M 0 0 L 21600 0 21600 21600 0 21600 0 0 Z N"/></draw:custom-shape><draw:custom-shape draw:style-name="gr2" draw:text-style-name="P22" svg:width="1.001cm" svg:height="1.001cm" svg:x="11.271cm" svg:y="4.395cm"><text:p text:style-name="P21"><text:span text:style-name="T17">b</text:span></text:p><draw:enhanced-geometry svg:viewBox="0 0 21600 21600" draw:glue-points="10800 0 3160 3160 0 10800 3160 18440 10800 21600 18440 18440 21600 10800 18440 3160" draw:text-areas="3200 3200 18400 18400" draw:type="ellipse"/></draw:custom-shape><draw:line draw:style-name="gr3" draw:text-style-name="P22" svg:x1="10.271cm" svg:y1="2.896cm" svg:x2="11.271cm" svg:y2="2.896cm"><text:p/></draw:line><draw:line draw:style-name="gr3" draw:text-style-name="P22" svg:x1="11.771cm" svg:y1="3.396cm" svg:x2="11.771cm" svg:y2="4.396cm"><text:p/></draw:line><draw:line draw:style-name="gr6" draw:text-style-name="P22" svg:x1="11.771cm" svg:y1="1.396cm" svg:x2="11.771cm" svg:y2="2.396cm"><text:p/></draw:line><draw:line draw:style-name="gr6" draw:text-style-name="P22" svg:x1="9.771cm" svg:y1="2.396cm" svg:x2="11.271cm" svg:y2="0.896cm"><text:p/></draw:line><draw:line draw:style-name="gr3" draw:text-style-name="P22" svg:x1="12.271cm" svg:y1="0.896cm" svg:x2="13.771cm" svg:y2="2.396cm"><text:p/></draw:line><draw:line draw:style-name="gr3" draw:text-style-name="P22" svg:x1="12.271cm" svg:y1="4.894cm" svg:x2="13.271cm" svg:y2="4.894cm"><text:p/></draw:line><draw:line draw:style-name="gr9" draw:text-style-name="P22" svg:x1="15.771cm" svg:y1="3.396cm" svg:x2="14.271cm" svg:y2="4.896cm"><text:p/></draw:line><draw:line draw:style-name="gr3" draw:text-style-name="P22" svg:x1="9.771cm" svg:y1="3.396cm" svg:x2="11.271cm" svg:y2="4.896cm"><text:p/></draw:line><draw:line draw:style-name="gr3" draw:text-style-name="P22" svg:x1="12.271cm" svg:y1="2.896cm" svg:x2="13.271cm" svg:y2="2.896cm"><text:p/></draw:line><draw:line draw:style-name="gr9" draw:text-style-name="P22" svg:x1="14.271cm" svg:y1="2.896cm" svg:x2="15.271cm" svg:y2="2.896cm"><text:p/></draw:line><draw:line draw:style-name="gr3" draw:text-style-name="P22" svg:x1="13.771cm" svg:y1="3.396cm" svg:x2="12.271cm" svg:y2="4.896cm"><text:p/></draw:line><draw:line draw:style-name="gr9" draw:text-style-name="P22" svg:x1="15.771cm" svg:y1="2.396cm" svg:x2="12.271cm" svg:y2="0.896cm"><text:p/></draw:line><draw:frame draw:style-name="gr4" draw:text-style-name="P24" svg:width="7.384cm" svg:height="0.623cm" svg:x="9.77cm" svg:y="5.896cm"><draw:text-box><text:p text:style-name="P23"><text:span text:style-name="T18">fig. 3</text:span><text:span text:style-name="T19"> Esplorazione dei nodi adiacenti a </text:span><text:span text:style-name="T18">D</text:span></text:p></draw:text-box></draw:frame><draw:frame draw:style-name="gr4" draw:text-style-name="P25" svg:width="0.929cm" svg:height="0.65cm" svg:x="16.272cm" svg:y="2.52cm"><draw:text-box><text:p text:style-name="P23"><text:span text:style-name="T20">19</text:span></text:p></draw:text-box></draw:frame><draw:frame draw:style-name="gr4" draw:text-style-name="P26" svg:width="0.929cm" svg:height="0.65cm" svg:x="12.271cm" svg:y="0.273cm"><draw:text-box><text:p text:style-name="P23"><text:span text:style-name="T20">20</text:span></text:p></draw:text-box></draw:frame><draw:frame draw:style-name="gr4" draw:text-style-name="P25" svg:width="0.929cm" svg:height="0.65cm" svg:x="14.228cm" svg:y="4.773cm"><draw:text-box><text:p text:style-name="P23"><text:span text:style-name="T20">20</text:span></text:p></draw:text-box></draw:frame><draw:frame draw:style-name="gr4" draw:text-style-name="P25" svg:width="0.929cm" svg:height="0.65cm" svg:x="14.228cm" svg:y="2.273cm"><draw:text-box><text:p text:style-name="P23"><text:span text:style-name="T20">20</text:span></text:p></draw:text-box></draw:frame><draw:frame draw:style-name="gr7" draw:text-style-name="P28" svg:width="1.211cm" svg:height="0.756cm" svg:x="12.061cm" svg:y="5.02cm"><draw:text-box><text:p text:style-name="P27"><text:span text:style-name="T21">+∞</text:span></text:p></draw:text-box></draw:frame><draw:frame draw:style-name="gr4" draw:text-style-name="P29" svg:width="0.929cm" svg:height="0.65cm" svg:x="10.061cm" svg:y="2.273cm"><draw:text-box><text:p text:style-name="P27"><text:span text:style-name="T22">23</text:span></text:p></draw:text-box></draw:frame><draw:frame draw:style-name="gr4" draw:text-style-name="P29" svg:width="0.929cm" svg:height="0.65cm" svg:x="12.061cm" svg:y="2.273cm"><draw:text-box><text:p text:style-name="P27"><text:span text:style-name="T22">23</text:span></text:p></draw:text-box></draw:frame><draw:custom-shape draw:style-name="gr2" draw:text-style-name="P22" svg:width="1.001cm" svg:height="1.001cm" svg:x="15.272cm" svg:y="2.397cm"><text:p text:style-name="P21"><text:span text:style-name="T17">X</text:span></text:p><draw:enhanced-geometry svg:viewBox="0 0 21600 21600" draw:type="rectangle" draw:enhanced-path="M 0 0 L 21600 0 21600 21600 0 21600 0 0 Z N"/></draw:custom-shape><draw:custom-shape draw:style-name="gr2" draw:text-style-name="P22" svg:width="1.001cm" svg:height="1.001cm" svg:x="11.271cm" svg:y="0.396cm"><text:p text:style-name="P21"><text:span text:style-name="T17">D</text:span></text:p><draw:enhanced-geometry svg:viewBox="0 0 21600 21600" draw:type="rectangle" draw:enhanced-path="M 0 0 L 21600 0 21600 21600 0 21600 0 0 Z N"/></draw:custom-shape><draw:custom-shape draw:style-name="gr2" draw:text-style-name="P22" svg:width="1.001cm" svg:height="1.001cm" svg:x="13.272cm" svg:y="4.395cm"><text:p text:style-name="P21"><text:span text:style-name="T17">c</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9.271cm" svg:y="2.397cm"><text:p text:style-name="P21"><text:span text:style-name="T17">a</text:span></text:p><draw:enhanced-geometry svg:viewBox="0 0 21600 21600" draw:glue-points="10800 0 3160 3160 0 10800 3160 18440 10800 21600 18440 18440 21600 10800 18440 3160" draw:text-areas="3200 3200 18400 18400" draw:type="ellipse"/></draw:custom-shape></draw:g><text:span text:style-name="T12">Alla seconda iterazione, il grafo si trova nella situazione di </text:span><text:span text:style-name="T4">fig. 3</text:span><text:span text:style-name="T12">, dove l'algoritmo è stato applicato al nodo </text:span><text:span text:style-name="T4">D</text:span><text:span text:style-name="T12">. Notare che i pesi di </text:span><text:span text:style-name="T4">C</text:span><text:span text:style-name="T12"> e </text:span><text:span text:style-name="T4">X</text:span><text:span text:style-name="T12"> sono rimasti invariati perché inferiori alla soglia di rilassamento.</text:span></text:p>
      <text:p text:style-name="P7"><text:span text:style-name="T12">Poiché sono stati visitati tutti gli adiacenti di </text:span><text:span text:style-name="T4">D</text:span><text:span text:style-name="T12">, il suo peso è stabile, per cui lo elimino dalla coda e <text:s/>procedo nuovamente con l'estrazione del nodo di peso minimo. Reiterando ancora una volta il procedimento, ci ritroviamo in una situazione simile a quella di </text:span><text:span text:style-name="T4">fig.4</text:span><text:span text:style-name="T12">, dove vengono esplorati i nodi adiacenti a </text:span><text:span text:style-name="T4">C</text:span><text:span text:style-name="T12">.</text:span></text:p>
      <text:p text:style-name="P7"><draw:g text:anchor-type="paragraph" draw:z-index="3" draw:style-name="gr10"><draw:custom-shape draw:style-name="gr2" draw:text-style-name="P22" svg:width="1.001cm" svg:height="1.001cm" svg:x="2.22cm" svg:y="2.122cm"><text:p text:style-name="P21"><text:span text:style-name="T17">A</text:span></text:p><draw:enhanced-geometry svg:viewBox="0 0 21600 21600" draw:type="rectangle" draw:enhanced-path="M 0 0 L 21600 0 21600 21600 0 21600 0 0 Z N"/></draw:custom-shape><draw:line draw:style-name="gr3" draw:text-style-name="P22" svg:x1="1.218cm" svg:y1="2.621cm" svg:x2="2.218cm" svg:y2="2.621cm"><text:p/></draw:line><draw:line draw:style-name="gr3" draw:text-style-name="P22" svg:x1="2.719cm" svg:y1="3.121cm" svg:x2="2.719cm" svg:y2="4.121cm"><text:p/></draw:line><draw:line draw:style-name="gr9" draw:text-style-name="P22" svg:x1="2.719cm" svg:y1="1.121cm" svg:x2="2.719cm" svg:y2="2.121cm"><text:p/></draw:line><draw:line draw:style-name="gr9" draw:text-style-name="P22" svg:x1="0.718cm" svg:y1="2.121cm" svg:x2="2.218cm" svg:y2="0.621cm"><text:p/></draw:line><draw:line draw:style-name="gr3" draw:text-style-name="P22" svg:x1="3.219cm" svg:y1="0.621cm" svg:x2="4.719cm" svg:y2="2.121cm"><text:p/></draw:line><draw:line draw:style-name="gr3" draw:text-style-name="P22" svg:x1="3.219cm" svg:y1="4.621cm" svg:x2="4.219cm" svg:y2="4.621cm"><text:p/></draw:line><draw:line draw:style-name="gr9" draw:text-style-name="P22" svg:x1="6.72cm" svg:y1="3.121cm" svg:x2="5.22cm" svg:y2="4.621cm"><text:p/></draw:line><draw:line draw:style-name="gr3" draw:text-style-name="P22" svg:x1="0.718cm" svg:y1="3.121cm" svg:x2="2.218cm" svg:y2="4.621cm"><text:p/></draw:line><draw:line draw:style-name="gr3" draw:text-style-name="P22" svg:x1="3.219cm" svg:y1="2.621cm" svg:x2="4.219cm" svg:y2="2.621cm"><text:p/></draw:line><draw:line draw:style-name="gr9" draw:text-style-name="P22" svg:x1="5.22cm" svg:y1="2.621cm" svg:x2="6.22cm" svg:y2="2.621cm"><text:p/></draw:line><draw:line draw:style-name="gr6" draw:text-style-name="P22" svg:x1="4.719cm" svg:y1="3.121cm" svg:x2="3.219cm" svg:y2="4.621cm"><text:p/></draw:line><draw:line draw:style-name="gr9" draw:text-style-name="P22" svg:x1="6.719cm" svg:y1="2.121cm" svg:x2="3.219cm" svg:y2="0.621cm"><text:p/></draw:line><draw:frame draw:style-name="gr4" draw:text-style-name="P24" svg:width="7.358cm" svg:height="0.623cm" svg:x="0.719cm" svg:y="5.621cm"><draw:text-box><text:p text:style-name="P23"><text:span text:style-name="T18">fig. 4</text:span><text:span text:style-name="T19"> Esplorazione dei nodi adiacenti a </text:span><text:span text:style-name="T18">C</text:span></text:p></draw:text-box></draw:frame><draw:frame draw:style-name="gr4" draw:text-style-name="P25" svg:width="0.929cm" svg:height="0.65cm" svg:x="7.221cm" svg:y="2.245cm"><draw:text-box><text:p text:style-name="P23"><text:span text:style-name="T20">19</text:span></text:p></draw:text-box></draw:frame><draw:frame draw:style-name="gr4" draw:text-style-name="P26" svg:width="0.929cm" svg:height="0.65cm" svg:x="3.22cm" svg:y="-0.002cm"><draw:text-box><text:p text:style-name="P23"><text:span text:style-name="T20">20</text:span></text:p></draw:text-box></draw:frame><draw:frame draw:style-name="gr4" draw:text-style-name="P25" svg:width="0.929cm" svg:height="0.65cm" svg:x="5.177cm" svg:y="4.498cm"><draw:text-box><text:p text:style-name="P23"><text:span text:style-name="T20">20</text:span></text:p></draw:text-box></draw:frame><draw:frame draw:style-name="gr4" draw:text-style-name="P25" svg:width="0.929cm" svg:height="0.65cm" svg:x="5.177cm" svg:y="1.998cm"><draw:text-box><text:p text:style-name="P23"><text:span text:style-name="T20">20</text:span></text:p></draw:text-box></draw:frame><draw:frame draw:style-name="gr7" draw:text-style-name="P29" svg:width="1.211cm" svg:height="0.65cm" svg:x="3.009cm" svg:y="4.745cm"><draw:text-box><text:p text:style-name="P27"><text:span text:style-name="T22">22</text:span></text:p></draw:text-box></draw:frame><draw:frame draw:style-name="gr4" draw:text-style-name="P29" svg:width="0.929cm" svg:height="0.65cm" svg:x="1.01cm" svg:y="1.998cm"><draw:text-box><text:p text:style-name="P27"><text:span text:style-name="T22">23</text:span></text:p></draw:text-box></draw:frame><draw:frame draw:style-name="gr4" draw:text-style-name="P29" svg:width="0.929cm" svg:height="0.65cm" svg:x="3.009cm" svg:y="1.998cm"><draw:text-box><text:p text:style-name="P27"><text:span text:style-name="T22">23</text:span></text:p></draw:text-box></draw:frame><draw:custom-shape draw:style-name="gr2" draw:text-style-name="P22" svg:width="1.001cm" svg:height="1.001cm" svg:x="6.221cm" svg:y="2.122cm"><text:p text:style-name="P21"><text:span text:style-name="T17">X</text:span></text:p><draw:enhanced-geometry svg:viewBox="0 0 21600 21600" draw:type="rectangle" draw:enhanced-path="M 0 0 L 21600 0 21600 21600 0 21600 0 0 Z N"/></draw:custom-shape><draw:custom-shape draw:style-name="gr2" draw:text-style-name="P22" svg:width="1.001cm" svg:height="1.001cm" svg:x="2.22cm" svg:y="0.121cm"><text:p text:style-name="P21"><text:span text:style-name="T17">D</text:span></text:p><draw:enhanced-geometry svg:viewBox="0 0 21600 21600" draw:type="rectangle" draw:enhanced-path="M 0 0 L 21600 0 21600 21600 0 21600 0 0 Z N"/></draw:custom-shape><draw:custom-shape draw:style-name="gr2" draw:text-style-name="P22" svg:width="1.001cm" svg:height="1.001cm" svg:x="4.221cm" svg:y="4.12cm"><text:p text:style-name="P21"><text:span text:style-name="T17">c</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0.22cm" svg:y="2.122cm"><text:p text:style-name="P21"><text:span text:style-name="T17">a</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2.22cm" svg:y="4.12cm"><text:p text:style-name="P21"><text:span text:style-name="T17">b</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4.221cm" svg:y="2.122cm"><text:p text:style-name="P21"><text:span text:style-name="T17">C</text:span></text:p><draw:enhanced-geometry svg:viewBox="0 0 21600 21600" draw:type="rectangle" draw:enhanced-path="M 0 0 L 21600 0 21600 21600 0 21600 0 0 Z N"/></draw:custom-shape></draw:g><draw:g text:anchor-type="paragraph" draw:z-index="4" draw:style-name="gr11"><draw:custom-shape draw:style-name="gr2" draw:text-style-name="P22" svg:width="1.001cm" svg:height="1.001cm" svg:x="10.689cm" svg:y="2.128cm"><text:p text:style-name="P21"><text:span text:style-name="T17">A</text:span></text:p><draw:enhanced-geometry svg:viewBox="0 0 21600 21600" draw:type="rectangle" draw:enhanced-path="M 0 0 L 21600 0 21600 21600 0 21600 0 0 Z N"/></draw:custom-shape><draw:line draw:style-name="gr3" draw:text-style-name="P22" svg:x1="9.689cm" svg:y1="2.629cm" svg:x2="10.689cm" svg:y2="2.629cm"><text:p/></draw:line><draw:line draw:style-name="gr3" draw:text-style-name="P22" svg:x1="11.189cm" svg:y1="3.129cm" svg:x2="11.189cm" svg:y2="4.129cm"><text:p/></draw:line><draw:line draw:style-name="gr9" draw:text-style-name="P22" svg:x1="11.189cm" svg:y1="1.129cm" svg:x2="11.189cm" svg:y2="2.129cm"><text:p/></draw:line><draw:line draw:style-name="gr9" draw:text-style-name="P22" svg:x1="9.189cm" svg:y1="2.128cm" svg:x2="10.689cm" svg:y2="0.628cm"><text:p/></draw:line><draw:line draw:style-name="gr3" draw:text-style-name="P22" svg:x1="11.689cm" svg:y1="0.628cm" svg:x2="13.189cm" svg:y2="2.128cm"><text:p/></draw:line><draw:line draw:style-name="gr12" draw:text-style-name="P22" svg:x1="11.689cm" svg:y1="4.627cm" svg:x2="12.689cm" svg:y2="4.627cm"><text:p/></draw:line><draw:line draw:style-name="gr12" draw:text-style-name="P22" svg:x1="15.189cm" svg:y1="3.129cm" svg:x2="13.689cm" svg:y2="4.629cm"><text:p/></draw:line><draw:line draw:style-name="gr12" draw:text-style-name="P22" svg:x1="9.189cm" svg:y1="3.129cm" svg:x2="10.689cm" svg:y2="4.629cm"><text:p/></draw:line><draw:line draw:style-name="gr3" draw:text-style-name="P22" svg:x1="11.689cm" svg:y1="2.629cm" svg:x2="12.689cm" svg:y2="2.629cm"><text:p/></draw:line><draw:line draw:style-name="gr9" draw:text-style-name="P22" svg:x1="13.689cm" svg:y1="2.629cm" svg:x2="14.689cm" svg:y2="2.629cm"><text:p/></draw:line><draw:line draw:style-name="gr9" draw:text-style-name="P22" svg:x1="13.189cm" svg:y1="3.129cm" svg:x2="11.689cm" svg:y2="4.629cm"><text:p/></draw:line><draw:line draw:style-name="gr9" draw:text-style-name="P22" svg:x1="15.189cm" svg:y1="2.128cm" svg:x2="11.689cm" svg:y2="0.628cm"><text:p/></draw:line><draw:frame draw:style-name="gr4" draw:text-style-name="P24" svg:width="7.067cm" svg:height="1.364cm" svg:x="9.188cm" svg:y="5.627cm"><draw:text-box><text:p text:style-name="P23"><text:span text:style-name="T18">fig. 5</text:span><text:span text:style-name="T19"> Grafo esplorato integralmente. </text:span></text:p><text:p text:style-name="P23"><text:span text:style-name="T19">Il percorso minimo da </text:span><text:span text:style-name="T18">X</text:span><text:span text:style-name="T19"> ad </text:span><text:span text:style-name="T18">a </text:span><text:span text:style-name="T19">è segnato</text:span></text:p><text:p text:style-name="P23"><text:span text:style-name="T19">con la linea tratteggiata</text:span></text:p></draw:text-box></draw:frame><draw:frame draw:style-name="gr4" draw:text-style-name="P25" svg:width="0.929cm" svg:height="0.65cm" svg:x="15.69cm" svg:y="2.251cm"><draw:text-box><text:p text:style-name="P23"><text:span text:style-name="T20">19</text:span></text:p></draw:text-box></draw:frame><draw:frame draw:style-name="gr4" draw:text-style-name="P26" svg:width="0.929cm" svg:height="0.65cm" svg:x="11.689cm" svg:y="0.004cm"><draw:text-box><text:p text:style-name="P23"><text:span text:style-name="T20">20</text:span></text:p></draw:text-box></draw:frame><draw:frame draw:style-name="gr4" draw:text-style-name="P25" svg:width="0.929cm" svg:height="0.65cm" svg:x="13.646cm" svg:y="4.504cm"><draw:text-box><text:p text:style-name="P23"><text:span text:style-name="T20">20</text:span></text:p></draw:text-box></draw:frame><draw:frame draw:style-name="gr4" draw:text-style-name="P25" svg:width="0.929cm" svg:height="0.65cm" svg:x="13.646cm" svg:y="2.004cm"><draw:text-box><text:p text:style-name="P23"><text:span text:style-name="T20">20</text:span></text:p></draw:text-box></draw:frame><draw:frame draw:style-name="gr7" draw:text-style-name="P29" svg:width="1.211cm" svg:height="0.65cm" svg:x="11.479cm" svg:y="4.751cm"><draw:text-box><text:p text:style-name="P27"><text:span text:style-name="T22">21</text:span></text:p></draw:text-box></draw:frame><draw:frame draw:style-name="gr4" draw:text-style-name="P29" svg:width="0.929cm" svg:height="0.65cm" svg:x="9.479cm" svg:y="2.004cm"><draw:text-box><text:p text:style-name="P27"><text:span text:style-name="T22">22</text:span></text:p></draw:text-box></draw:frame><draw:frame draw:style-name="gr4" draw:text-style-name="P29" svg:width="0.929cm" svg:height="0.65cm" svg:x="11.479cm" svg:y="2.004cm"><draw:text-box><text:p text:style-name="P27"><text:span text:style-name="T22">23</text:span></text:p></draw:text-box></draw:frame><draw:custom-shape draw:style-name="gr2" draw:text-style-name="P22" svg:width="1.001cm" svg:height="1.001cm" svg:x="14.69cm" svg:y="2.128cm"><text:p text:style-name="P21"><text:span text:style-name="T17">X</text:span></text:p><draw:enhanced-geometry svg:viewBox="0 0 21600 21600" draw:type="rectangle" draw:enhanced-path="M 0 0 L 21600 0 21600 21600 0 21600 0 0 Z N"/></draw:custom-shape><draw:custom-shape draw:style-name="gr2" draw:text-style-name="P22" svg:width="1.001cm" svg:height="1.001cm" svg:x="10.689cm" svg:y="0.127cm"><text:p text:style-name="P21"><text:span text:style-name="T17">D</text:span></text:p><draw:enhanced-geometry svg:viewBox="0 0 21600 21600" draw:type="rectangle" draw:enhanced-path="M 0 0 L 21600 0 21600 21600 0 21600 0 0 Z N"/></draw:custom-shape><draw:custom-shape draw:style-name="gr2" draw:text-style-name="P22" svg:width="1.001cm" svg:height="1.001cm" svg:x="12.69cm" svg:y="4.126cm"><text:p text:style-name="P21"><text:span text:style-name="T17">c</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8.689cm" svg:y="2.128cm"><text:p text:style-name="P21"><text:span text:style-name="T17">a</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10.689cm" svg:y="4.126cm"><text:p text:style-name="P21"><text:span text:style-name="T17">b</text:span></text:p><draw:enhanced-geometry svg:viewBox="0 0 21600 21600" draw:glue-points="10800 0 3160 3160 0 10800 3160 18440 10800 21600 18440 18440 21600 10800 18440 3160" draw:text-areas="3200 3200 18400 18400" draw:type="ellipse"/></draw:custom-shape><draw:custom-shape draw:style-name="gr2" draw:text-style-name="P22" svg:width="1.001cm" svg:height="1.001cm" svg:x="12.69cm" svg:y="2.128cm"><text:p text:style-name="P21"><text:span text:style-name="T17">C</text:span></text:p><draw:enhanced-geometry svg:viewBox="0 0 21600 21600" draw:type="rectangle" draw:enhanced-path="M 0 0 L 21600 0 21600 21600 0 21600 0 0 Z N"/></draw:custom-shape></draw:g><text:span text:style-name="T12">Alla fine dell'applicazione dell'algoritmo, la situazione del grafo è quella mostrata in </text:span><text:span text:style-name="T4">fig. 5</text:span><text:span text:style-name="T12"> dove tutti i pesi sono stati stabilizzati. Notare che il peso di </text:span><text:span text:style-name="T4">b</text:span><text:span text:style-name="T12"> e di </text:span><text:span text:style-name="T4">a</text:span><text:span text:style-name="T12"> è stato modificato (rilassato) passando attraverso percorsi meno costosi. La struttura </text:span></text:p>
      <text:p text:style-name="P19"/>
      <text:p text:style-name="P7">L'efficienza dell'algoritmo in genere è pari a O(A + N^2), dove A è il numero degli archi e N il numero dei nodi. Per aumentare l'efficienza, la coda viene implementata tramite un ABR autobilanciato, quindi inserimento ed estrazione hanno una complessità nel caso medio di O(log n), dove n è il numero di nodi del grafo. Questa ottimizzazione porta la complessità a O((A + N) log N). L'algoritmo termina quando la coda è vuota, quindi il grafo è stato visitato per intero, oppure quando la distanza del nodo di arrivo è stabilizzata. Per ottenere questo effetto viene utilizzata una colorazione parziale del grafo: viene colorato soltanto il vertice di arrivo quando la sua distanza è stabile.</text:p>
      <text:p text:style-name="P7"><text:span text:style-name="T3">Nota: Leggere in chiave “critica” la parte sull'efficienza; Il nostro calcolo all'esame si è rivelato erroneo.</text:span></text:p>
      <text:h text:style-name="Heading_20_2" text:outline-level="2"/>
      <text:h text:style-name="P15" text:outline-level="2">Appendice A</text:h>
      <text:h text:style-name="Heading_20_3" text:outline-level="3">Sorgente principale </text:h>
      <text:p text:style-name="Text_20_body">“pedaggio.lpr”</text:p>
      <text:p text:style-name="P6"><text:span text:style-name="T6">program</text:span> <text:span text:style-name="T5">pedaggio;</text:span></text:p>
      <text:p text:style-name="P6"/>
      <text:p text:style-name="P2">uses</text:p>
      <text:p text:style-name="P6"><text:span text:style-name="T5"><text:s text:c="5"/>tkb_graph</text:span> <text:span text:style-name="T6">in</text:span> <text:span text:style-name="T7">'tkb_graph.pas'</text:span><text:span text:style-name="T5">,</text:span></text:p>
      <text:p text:style-name="P6"><text:span text:style-name="T5"><text:s text:c="7"/>tkb_bst</text:span> <text:span text:style-name="T6">in</text:span> <text:span text:style-name="T7">'tkb_bst.pas'</text:span><text:span text:style-name="T5">,</text:span></text:p>
      <text:p text:style-name="P6"><text:span text:style-name="T5"><text:s/>tkb_pri_queue</text:span> <text:span text:style-name="T6">in</text:span> <text:span text:style-name="T7">'tkb_pri_queue'</text:span><text:span text:style-name="T5">,</text:span></text:p>
      <text:p text:style-name="P6"><text:span text:style-name="T5"><text:s/>SysUtils</text:span> <text:span text:style-name="T5">;</text:span></text:p>
      <text:p text:style-name="P6"/>
      <text:p text:style-name="P6"><text:span text:style-name="T6">type</text:span> <text:span text:style-name="T5">arc</text:span> <text:span text:style-name="T5">=</text:span> <text:span text:style-name="T6">record</text:span></text:p>
      <text:p text:style-name="P6"><text:span text:style-name="T5"><text:s text:c="9"/>x,y:</text:span> <text:span text:style-name="T8">char</text:span><text:span text:style-name="T5">;</text:span></text:p>
      <text:p text:style-name="P6"><text:s text:c="9"/><text:span text:style-name="T6">end</text:span><text:span text:style-name="T5">;</text:span></text:p>
      <text:p text:style-name="P6"><text:span text:style-name="T5"><text:s text:c="5"/>arc_v</text:span> <text:span text:style-name="T5">=</text:span> <text:span text:style-name="T6">array of</text:span> <text:span text:style-name="T5">arc;</text:span></text:p>
      <text:p text:style-name="P6"/>
      <text:p text:style-name="P6"><text:span text:style-name="T6">var</text:span> <text:span text:style-name="T5">g:</text:span> <text:span text:style-name="T5">t_graph;</text:span> <text:s text:c="8"/><text:span text:style-name="T9">// Grafo rappresentante la mappa</text:span></text:p>
      <text:p text:style-name="P6"><text:span text:style-name="T5"><text:s text:c="4"/>x:</text:span> <text:span text:style-name="T8">integer</text:span><text:span text:style-name="T5">;</text:span> <text:s text:c="8"/><text:span text:style-name="T9">// Numero degli archi</text:span></text:p>
      <text:p text:style-name="P6"><text:span text:style-name="T5"><text:s text:c="4"/>a:</text:span> <text:span text:style-name="T5">t_bst;</text:span> <text:s text:c="10"/><text:span text:style-name="T9">// BST usato per parsare l'input</text:span></text:p>
      <text:p text:style-name="P6"><text:span text:style-name="T5"><text:s text:c="4"/>f:</text:span> <text:span text:style-name="T5">textfile;</text:span> <text:s text:c="7"/><text:span text:style-name="T9">// File di input</text:span></text:p>
      <text:p text:style-name="P6"><text:span text:style-name="T5"><text:s text:c="4"/>arcs</text:span> <text:span text:style-name="T5">:</text:span> <text:span text:style-name="T5">arc_v;</text:span> <text:s text:c="6"/><text:span text:style-name="T9">// Vettore contenente gli archi da settare nel grafo</text:span></text:p>
      <text:p text:style-name="P6"><text:span text:style-name="T5"><text:s text:c="4"/>num_nodes:</text:span> <text:span text:style-name="T8">integer</text:span><text:span text:style-name="T5">;</text:span> <text:span text:style-name="T9">// Numero dei nodi del grafo</text:span></text:p>
      <text:p text:style-name="P6"><text:span text:style-name="T5"><text:s text:c="4"/>i:</text:span> <text:span text:style-name="T8">integer</text:span><text:span text:style-name="T5">;</text:span> <text:s text:c="8"/><text:span text:style-name="T9">// Contatore ausiliario</text:span></text:p>
      <text:p text:style-name="P6"><text:span text:style-name="T5"><text:s text:c="4"/>n1,n2:</text:span> <text:span text:style-name="T8">char</text:span><text:span text:style-name="T5">;</text:span> <text:s text:c="7"/><text:span text:style-name="T9">// Variabili ausiliarie per parsare l'input</text:span></text:p>
      <text:p text:style-name="P6"><text:span text:style-name="T5"><text:s text:c="4"/>caso:</text:span> <text:span text:style-name="T8">integer</text:span><text:span text:style-name="T5">;</text:span> <text:s text:c="5"/><text:span text:style-name="T9">// Contatore della mappa corrente</text:span></text:p>
      <text:p text:style-name="P6"/>
      <text:p text:style-name="P4">{Questa funzione ricorsiva serve a settare il tipo di nodo.</text:p>
      <text:p text:style-name="P4">Influenza il calcolo dei pesi nell'esplorazione dei cammini del grafo.}</text:p>
      <text:p text:style-name="P6"><text:span text:style-name="T6">procedure</text:span> <text:span text:style-name="T10">set_cities</text:span><text:span text:style-name="T5">(g:</text:span> <text:span text:style-name="T5">t_graph;</text:span> <text:span text:style-name="T5">a:</text:span> <text:span text:style-name="T5">t_bst);</text:span></text:p>
      <text:p text:style-name="P1">begin</text:p>
      <text:p text:style-name="P6"><text:s text:c="5"/><text:span text:style-name="T6">if</text:span> <text:span text:style-name="T5">a&lt;&gt;</text:span><text:span text:style-name="T6">nil then begin</text:span></text:p>
      <text:p text:style-name="P6"><text:s text:c="8"/><text:span text:style-name="T10">set_cities</text:span><text:span text:style-name="T5">(g,</text:span> <text:span text:style-name="T5">a^.sx);</text:span></text:p>
      <text:p text:style-name="P6"><text:s text:c="8"/><text:span text:style-name="T9">{Le città sono indicate con lettere maiuscole.}</text:span></text:p>
      <text:p text:style-name="P6"><text:s text:c="8"/><text:span text:style-name="T10">graph_set_node_type</text:span><text:span text:style-name="T5">(g,</text:span> <text:span text:style-name="T5">a^.id, (a^.inf</text:span> <text:span text:style-name="T5">=</text:span> <text:span text:style-name="T10">upcase</text:span><text:span text:style-name="T5">(a^.inf)));</text:span></text:p>
      <text:p text:style-name="P6"><text:s text:c="8"/><text:span text:style-name="T10">set_cities</text:span><text:span text:style-name="T5">(g,</text:span> <text:span text:style-name="T5">a^.dx);</text:span></text:p>
      <text:p text:style-name="P6"><text:s text:c="5"/><text:span text:style-name="T6">end</text:span><text:span text:style-name="T5">;</text:span></text:p>
      <text:p text:style-name="P3"><text:span text:style-name="T4">end</text:span>;</text:p>
      <text:p text:style-name="P6"/>
      <text:p text:style-name="P1">begin</text:p>
      <text:p text:style-name="P6"><text:s text:c="5"/><text:span text:style-name="T6">if</text:span> <text:span text:style-name="T10">fileexists</text:span><text:span text:style-name="T5">(</text:span><text:span text:style-name="T7">'input.txt'</text:span><text:span text:style-name="T5">)</text:span> <text:span text:style-name="T6">then begin</text:span></text:p>
      <text:p text:style-name="P6"><text:s text:c="7"/><text:span text:style-name="T10">assign</text:span><text:span text:style-name="T5">(f,</text:span> <text:span text:style-name="T7">'input.txt'</text:span><text:span text:style-name="T5">);</text:span></text:p>
      <text:p text:style-name="P6"><text:s text:c="7"/><text:span text:style-name="T10">reset</text:span><text:span text:style-name="T5">(f);</text:span></text:p>
      <text:p text:style-name="P6"><text:span text:style-name="T5"><text:s text:c="7"/>caso</text:span> <text:span text:style-name="T5">:=</text:span> <text:span text:style-name="T11">0</text:span><text:span text:style-name="T5">;</text:span> <text:s/><text:span text:style-name="T9">{Contatore del loop}</text:span></text:p>
      <text:p text:style-name="P6"><text:s text:c="7"/><text:span text:style-name="T10">readln</text:span><text:span text:style-name="T5">(f,</text:span> <text:span text:style-name="T5">x);</text:span></text:p>
      <text:p text:style-name="P6"><text:s text:c="7"/><text:span text:style-name="T6">repeat</text:span> <text:s text:c="5"/><text:span text:style-name="T9">{Loop principale}</text:span></text:p>
      <text:p text:style-name="P6"><text:span text:style-name="T5"><text:s text:c="9"/>a:=</text:span><text:span text:style-name="T6">nil</text:span><text:span text:style-name="T5">;</text:span></text:p>
      <text:p text:style-name="P6"><text:s text:c="9"/><text:span text:style-name="T10">inc</text:span><text:span text:style-name="T5">(caso);</text:span></text:p>
      <text:p text:style-name="P6"/>
      <text:p text:style-name="P6"><text:s text:c="9"/><text:span text:style-name="T9">{Il vettore arcs contiene gli archi da settare nel grafo}</text:span></text:p>
      <text:p text:style-name="P6"><text:s text:c="9"/><text:span text:style-name="T10">setlength</text:span><text:span text:style-name="T5">(arcs,</text:span> <text:span text:style-name="T5">x);</text:span></text:p>
      <text:p text:style-name="P6"/>
      <text:p text:style-name="P6"><text:s text:c="9"/><text:span text:style-name="T9">{Creo un albero binario di ricerca (BST) con struttura modificata}</text:span></text:p>
      <text:p text:style-name="P6"><text:s text:c="9"/><text:span text:style-name="T6">for</text:span> <text:span text:style-name="T5">i</text:span> <text:span text:style-name="T5">:=</text:span> <text:span text:style-name="T11">0</text:span> <text:span text:style-name="T6">to</text:span> <text:span text:style-name="T10">length</text:span><text:span text:style-name="T5">(arcs)-</text:span><text:span text:style-name="T11">1</text:span> <text:span text:style-name="T6">do begin</text:span></text:p>
      <text:p text:style-name="P6"><text:s text:c="13"/><text:span text:style-name="T10">readln</text:span><text:span text:style-name="T5">(f,</text:span> <text:span text:style-name="T5">n1,</text:span> <text:span text:style-name="T5">n2,</text:span> <text:span text:style-name="T5">n2);</text:span> <text:s text:c="2"/><text:span text:style-name="T9">{Salto lo spazio leggendo 2 volte n2}</text:span></text:p>
      <text:p text:style-name="P6"><text:s text:c="13"/><text:span text:style-name="T10">bst_insert</text:span><text:span text:style-name="T5">(a,</text:span> <text:span text:style-name="T5">n1);</text:span></text:p>
      <text:p text:style-name="P6"><text:s text:c="13"/><text:span text:style-name="T10">bst_insert</text:span><text:span text:style-name="T5">(a,</text:span> <text:span text:style-name="T5">n2);</text:span></text:p>
      <text:p text:style-name="P6"><text:span text:style-name="T5"><text:s text:c="13"/>arcs[i].x</text:span> <text:span text:style-name="T5">:=</text:span> <text:span text:style-name="T5">n1;</text:span></text:p>
      <text:p text:style-name="P6"><text:span text:style-name="T5"><text:s text:c="13"/>arcs[i].y</text:span> <text:span text:style-name="T5">:=</text:span> <text:span text:style-name="T5">n2;</text:span></text:p>
      <text:p text:style-name="P6"><text:s text:c="9"/><text:span text:style-name="T6">end</text:span><text:span text:style-name="T5">;</text:span></text:p>
      <text:p text:style-name="P6"/>
      <text:p text:style-name="P6"><text:s text:c="9"/><text:span text:style-name="T9">{Adesso l'albero binario 'a' contiene tutti i nodi del grafo.</text:span></text:p>
      <text:p text:style-name="P4"><text:s text:c="9"/>Associo ad ogni nodo dell'albero un numero intero partendo da 0.</text:p>
      <text:p text:style-name="P4"><text:s text:c="9"/>Serve per fare corrispondere ad ogni nodo dell'albero uno ed un solo</text:p>
      <text:p text:style-name="P4"><text:s text:c="9"/>nodo del grafo.}</text:p>
      <text:p text:style-name="P6"><text:span text:style-name="T5"><text:s text:c="9"/>num_nodes</text:span> <text:span text:style-name="T5">:=</text:span> <text:span text:style-name="T10">bst_assign_ids</text:span><text:span text:style-name="T5">(a);</text:span></text:p>
      <text:p text:style-name="P6"/>
      <text:p text:style-name="P6"><text:s text:c="9"/><text:span text:style-name="T9">{Inizializzo il grafo}</text:span></text:p>
      <text:p text:style-name="P6"><text:s text:c="9"/><text:span text:style-name="T10">graph_init_nodes</text:span><text:span text:style-name="T5">(g,</text:span> <text:span text:style-name="T5">num_nodes);</text:span></text:p>
      <text:p text:style-name="P6"/>
      <text:p text:style-name="P6"><text:s text:c="9"/><text:span text:style-name="T9">{Adesso procedo a settare gli archi nel grafo}</text:span></text:p>
      <text:p text:style-name="P6"><text:s text:c="9"/><text:span text:style-name="T6">for</text:span> <text:span text:style-name="T5">i:=</text:span><text:span text:style-name="T11">0</text:span> <text:span text:style-name="T6">to</text:span> <text:span text:style-name="T10">length</text:span><text:span text:style-name="T5">(arcs)-</text:span><text:span text:style-name="T11">1</text:span> <text:span text:style-name="T6">do</text:span></text:p>
      <text:p text:style-name="P6"><text:s text:c="13"/><text:span text:style-name="T10">graph_set_arc</text:span><text:span text:style-name="T5">(g,</text:span> <text:span text:style-name="T10">bst_get_id_from_inf</text:span><text:span text:style-name="T5">(a,arcs[i].x),</text:span> <text:s/><text:span text:style-name="T9">{Nodo 1}</text:span></text:p>
      <text:p text:style-name="P6"><text:s text:c="30"/><text:span text:style-name="T10">bst_get_id_from_inf</text:span><text:span text:style-name="T5">(a,arcs[i].y)</text:span> <text:s text:c="2"/><text:span text:style-name="T9">{Nodo 2}</text:span></text:p>
      <text:p text:style-name="P6"><text:s text:c="30"/><text:span text:style-name="T5">);</text:span></text:p>
      <text:p text:style-name="P6"/>
      <text:p text:style-name="P6"><text:s text:c="9"/><text:span text:style-name="T9">{Imposto il tipo dei nodi: città o villaggio}</text:span></text:p>
      <text:p text:style-name="P6"><text:s text:c="9"/><text:span text:style-name="T10">set_cities</text:span><text:span text:style-name="T5">(g,</text:span> <text:span text:style-name="T5">a);</text:span></text:p>
      <text:p text:style-name="P6"/>
      <text:p text:style-name="P6"><text:s text:c="9"/><text:span text:style-name="T9">{Leggo il numero di cucchiai, la partenza e la destinazione}</text:span></text:p>
      <text:p text:style-name="P6"><text:s text:c="9"/><text:span text:style-name="T10">readln</text:span><text:span text:style-name="T5">(f,</text:span> <text:span text:style-name="T5">x,</text:span> <text:span text:style-name="T5">n1,</text:span> <text:span text:style-name="T5">n1,</text:span> <text:span text:style-name="T5">n2,</text:span> <text:span text:style-name="T5">n2);</text:span></text:p>
      <text:p text:style-name="P6"/>
      <text:p text:style-name="P6"><text:s text:c="9"/><text:span text:style-name="T9">{Calcolo il cammino minimo e stampo il risultato.</text:span></text:p>
      <text:p text:style-name="P4"><text:s text:c="9"/>Notare che i nodi di partenza e destinazione sono invertiti rispetto</text:p>
      <text:p text:style-name="P4"><text:s text:c="9"/>all'input. Vedere la relazione per una spiegazione del funzionamento</text:p>
      <text:p text:style-name="P4"><text:s text:c="9"/>dell'algoritmo.}</text:p>
      <text:p text:style-name="P6"><text:s text:c="9"/><text:span text:style-name="T10">writeln</text:span><text:span text:style-name="T5">(</text:span><text:span text:style-name="T7">'Caso '</text:span><text:span text:style-name="T5">,caso,</text:span><text:span text:style-name="T7">': '</text:span><text:span text:style-name="T5">,</text:span></text:p>
      <text:p text:style-name="P6"><text:s text:c="25"/><text:span text:style-name="T10">graph_get_best_path</text:span><text:span text:style-name="T5">(g,</text:span> <text:span text:style-name="T10">bst_get_id_from_inf</text:span><text:span text:style-name="T5">(a,n2),</text:span></text:p>
      <text:p text:style-name="P6"><text:s text:c="48"/><text:span text:style-name="T10">bst_get_id_from_inf</text:span><text:span text:style-name="T5">(a,n1),</text:span> <text:span text:style-name="T5">x));</text:span></text:p>
      <text:p text:style-name="P6"/>
      <text:p text:style-name="P6"><text:s text:c="9"/><text:span text:style-name="T9">{Pulizia dell'heap.}</text:span></text:p>
      <text:p text:style-name="P6"><text:s text:c="9"/><text:span text:style-name="T10">graph_dispose</text:span><text:span text:style-name="T5">(g);</text:span></text:p>
      <text:p text:style-name="P6"><text:s text:c="9"/><text:span text:style-name="T10">bst_dispose</text:span><text:span text:style-name="T5">(a);</text:span></text:p>
      <text:p text:style-name="P6"/>
      <text:p text:style-name="P6"><text:s text:c="9"/><text:span text:style-name="T9">{Proseguo con la lettura del file}</text:span></text:p>
      <text:p text:style-name="P6"><text:s text:c="9"/><text:span text:style-name="T10">readln</text:span><text:span text:style-name="T5">(f,</text:span> <text:span text:style-name="T5">x);</text:span></text:p>
      <text:p text:style-name="P6"><text:s text:c="7"/><text:span text:style-name="T6">until</text:span> <text:span text:style-name="T5">x</text:span> <text:span text:style-name="T5">= -</text:span><text:span text:style-name="T11">1</text:span><text:span text:style-name="T5">;</text:span> <text:span text:style-name="T9">{quando trova -1 nel file, termina il loop}</text:span></text:p>
      <text:p text:style-name="P6"><text:s text:c="7"/><text:span text:style-name="T10">close</text:span><text:span text:style-name="T5">(f);</text:span></text:p>
      <text:p text:style-name="P6"><text:s text:c="5"/><text:span text:style-name="T6">end</text:span></text:p>
      <text:p text:style-name="P6"><text:s text:c="5"/><text:span text:style-name="T6">else</text:span> <text:span text:style-name="T10">writeln</text:span><text:span text:style-name="T5">(</text:span><text:span text:style-name="T7">'Errore nell''apertura di input.txt'</text:span><text:span text:style-name="T5">);</text:span></text:p>
      <text:p text:style-name="P3"><text:s text:c="5"/>readln;</text:p>
      <text:p text:style-name="P3"><text:span text:style-name="T4">end</text:span>.</text:p>
      <text:h text:style-name="Heading_20_3" text:outline-level="3"/>
      <text:h text:style-name="P14" text:outline-level="3">Unit</text:h>
      <text:p text:style-name="Text_20_body">“tkb_graph.pas”</text:p>
      <text:p text:style-name="P8"/>
      <text:p text:style-name="P6"><text:span text:style-name="T6">unit</text:span> <text:span text:style-name="T5">tkb_graph;</text:span></text:p>
      <text:p text:style-name="P6"/>
      <text:p text:style-name="P5">{Graph - Grafi liste concatenate di adiacenza - by TheKaneB</text:p>
      <text:p text:style-name="P6"/>
      <text:p text:style-name="P4">Questa Unit implementa una versione modificata della BFS per</text:p>
      <text:p text:style-name="P4">risolvere il problema dei "Pedaggi" della sessione di esami di</text:p>
      <text:p text:style-name="P4">Giugno 2007}</text:p>
      <text:p text:style-name="P6"/>
      <text:p text:style-name="P1">interface</text:p>
      <text:p text:style-name="P6"/>
      <text:p text:style-name="P6"><text:span text:style-name="T6">uses</text:span> <text:span text:style-name="T5">tkb_pri_queue;</text:span></text:p>
      <text:p text:style-name="P1">type</text:p>
      <text:p text:style-name="P6"><text:span text:style-name="T5"><text:s text:c="4"/>adj_list</text:span> <text:span text:style-name="T5">=</text:span> <text:span text:style-name="T5">^adj_list_node;</text:span></text:p>
      <text:p text:style-name="P6"><text:span text:style-name="T5"><text:s text:c="4"/>adj_list_node</text:span> <text:span text:style-name="T5">=</text:span> <text:span text:style-name="T6">record</text:span></text:p>
      <text:p text:style-name="P6"><text:span text:style-name="T5"><text:s text:c="18"/>node:</text:span> <text:span text:style-name="T8">integer</text:span><text:span text:style-name="T5">;</text:span></text:p>
      <text:p text:style-name="P6"><text:span text:style-name="T5"><text:s text:c="18"/>next:</text:span> <text:span text:style-name="T5">adj_list;</text:span></text:p>
      <text:p text:style-name="P6"><text:s text:c="18"/><text:span text:style-name="T6">end</text:span><text:span text:style-name="T5">;</text:span></text:p>
      <text:p text:style-name="P6"><text:span text:style-name="T5"><text:s text:c="4"/>graph_node_type</text:span> <text:span text:style-name="T5">=</text:span> <text:span text:style-name="T8">boolean</text:span><text:span text:style-name="T5">;</text:span> <text:span text:style-name="T9">{true = città -\\--&gt; false = villaggio}</text:span></text:p>
      <text:p text:style-name="P6"><text:span text:style-name="T5"><text:s text:c="4"/>graph_node_type_v</text:span> <text:span text:style-name="T5">=</text:span> <text:span text:style-name="T6">array of</text:span> <text:span text:style-name="T5">graph_node_type;</text:span></text:p>
      <text:p text:style-name="P6"><text:span text:style-name="T5"><text:s text:c="4"/>t_graph</text:span> <text:span text:style-name="T5">=</text:span> <text:span text:style-name="T6">record</text:span></text:p>
      <text:p text:style-name="P6"><text:span text:style-name="T5"><text:s text:c="12"/>matrix:</text:span> <text:span text:style-name="T6">array of</text:span> <text:span text:style-name="T5">adj_list;</text:span></text:p>
      <text:p text:style-name="P6"><text:span text:style-name="T5"><text:s text:c="12"/>t:</text:span> <text:span text:style-name="T5">graph_node_type_v;</text:span></text:p>
      <text:p text:style-name="P6"><text:s text:c="12"/><text:span text:style-name="T6">end</text:span><text:span text:style-name="T5">;</text:span></text:p>
      <text:p text:style-name="P6"/>
      <text:p text:style-name="P6"><text:span text:style-name="T6">procedure</text:span> <text:span text:style-name="T10">graph_init_nodes</text:span><text:span text:style-name="T5">(</text:span><text:span text:style-name="T6">var</text:span> <text:span text:style-name="T5">g:</text:span> <text:span text:style-name="T5">t_graph;</text:span> <text:span text:style-name="T5">n:</text:span> <text:span text:style-name="T8">integer</text:span><text:span text:style-name="T5">);</text:span></text:p>
      <text:p text:style-name="P6"><text:span text:style-name="T6">procedure</text:span> <text:span text:style-name="T10">graph_set_arc</text:span><text:span text:style-name="T5">(</text:span><text:span text:style-name="T6">var</text:span> <text:span text:style-name="T5">g:</text:span> <text:span text:style-name="T5">t_graph;</text:span> <text:span text:style-name="T5">i,j:</text:span> <text:span text:style-name="T8">integer</text:span><text:span text:style-name="T5">);</text:span></text:p>
      <text:p text:style-name="P6"><text:span text:style-name="T6">procedure</text:span> <text:span text:style-name="T10">graph_set_node_type</text:span><text:span text:style-name="T5">(</text:span><text:span text:style-name="T6">var</text:span> <text:span text:style-name="T5">g:</text:span> <text:span text:style-name="T5">t_graph;</text:span> <text:span text:style-name="T5">i:</text:span> <text:span text:style-name="T8">integer</text:span><text:span text:style-name="T5">;</text:span> <text:span text:style-name="T5">t:</text:span> <text:span text:style-name="T5">graph_node_type);</text:span></text:p>
      <text:p text:style-name="P6"><text:span text:style-name="T6">procedure</text:span> <text:span text:style-name="T10">graph_dispose</text:span><text:span text:style-name="T5">(</text:span><text:span text:style-name="T6">var</text:span> <text:span text:style-name="T5">g:</text:span> <text:span text:style-name="T5">t_graph);</text:span></text:p>
      <text:p text:style-name="P6"><text:span text:style-name="T6">function</text:span> <text:span text:style-name="T10">graph_get_node_type</text:span><text:span text:style-name="T5">(g:</text:span> <text:span text:style-name="T5">t_graph;</text:span> <text:span text:style-name="T5">i:</text:span> <text:span text:style-name="T8">integer</text:span><text:span text:style-name="T5">):</text:span> <text:span text:style-name="T5">graph_node_type;</text:span></text:p>
      <text:p text:style-name="P6"><text:span text:style-name="T6">function</text:span> <text:span text:style-name="T10">graph_get_best_path</text:span><text:span text:style-name="T5">(g:</text:span> <text:span text:style-name="T5">t_graph;</text:span> <text:span text:style-name="T5">i,j:</text:span> <text:span text:style-name="T8">integer</text:span><text:span text:style-name="T5">;</text:span> <text:span text:style-name="T5">n:</text:span><text:span text:style-name="T8">integer</text:span><text:span text:style-name="T5">):</text:span> <text:span text:style-name="T8">integer</text:span><text:span text:style-name="T5">;</text:span></text:p>
      <text:p text:style-name="P6"/>
      <text:p text:style-name="P1">implementation</text:p>
      <text:p text:style-name="P6"/>
      <text:p text:style-name="P4">{Inizializzazione del grafo, n è il numero dei nodi}</text:p>
      <text:p text:style-name="P6"><text:span text:style-name="T6">procedure</text:span> <text:span text:style-name="T10">graph_init_nodes</text:span><text:span text:style-name="T5">(</text:span><text:span text:style-name="T6">var</text:span> <text:span text:style-name="T5">g:</text:span> <text:span text:style-name="T5">t_graph;</text:span> <text:span text:style-name="T5">n:</text:span> <text:span text:style-name="T8">integer</text:span><text:span text:style-name="T5">);</text:span></text:p>
      <text:p text:style-name="P6"><text:span text:style-name="T6">var</text:span> <text:span text:style-name="T5">i,j:</text:span> <text:span text:style-name="T8">integer</text:span><text:span text:style-name="T5">;</text:span></text:p>
      <text:p text:style-name="P1">begin</text:p>
      <text:p text:style-name="P6"><text:s text:c="5"/><text:span text:style-name="T10">setlength</text:span><text:span text:style-name="T5">(g.matrix,</text:span> <text:span text:style-name="T5">n);</text:span></text:p>
      <text:p text:style-name="P6"><text:s text:c="5"/><text:span text:style-name="T10">setlength</text:span><text:span text:style-name="T5">(g.t,</text:span> <text:span text:style-name="T5">n);</text:span></text:p>
      <text:p text:style-name="P6"><text:s text:c="5"/><text:span text:style-name="T6">for</text:span> <text:span text:style-name="T5">i:=</text:span><text:span text:style-name="T11">0</text:span> <text:span text:style-name="T6">to</text:span> <text:span text:style-name="T5">n-</text:span><text:span text:style-name="T11">1</text:span> <text:span text:style-name="T6">do begin</text:span></text:p>
      <text:p text:style-name="P6"><text:span text:style-name="T5"><text:s text:c="9"/>g.t[i] :=</text:span> <text:span text:style-name="T8">false</text:span><text:span text:style-name="T5">;</text:span></text:p>
      <text:p text:style-name="P6"><text:span text:style-name="T5"><text:s text:c="9"/>g.matrix[i] :=</text:span> <text:span text:style-name="T6">nil</text:span><text:span text:style-name="T5">;</text:span></text:p>
      <text:p text:style-name="P6"><text:s text:c="5"/><text:span text:style-name="T6">end</text:span><text:span text:style-name="T5">;</text:span></text:p>
      <text:p text:style-name="P3"><text:span text:style-name="T4">end</text:span>;</text:p>
      <text:p text:style-name="P6"/>
      <text:p text:style-name="P4">{Questo grafo è sempre NON orientato, secondo le specifiche dell'esercizio}</text:p>
      <text:p text:style-name="P6"><text:span text:style-name="T6">procedure</text:span> <text:span text:style-name="T10">graph_set_arc</text:span><text:span text:style-name="T5">(</text:span><text:span text:style-name="T6">var</text:span> <text:span text:style-name="T5">g:</text:span> <text:span text:style-name="T5">t_graph;</text:span> <text:span text:style-name="T5">i,</text:span> <text:span text:style-name="T5">j:</text:span> <text:span text:style-name="T8">integer</text:span><text:span text:style-name="T5">);</text:span></text:p>
      <text:p text:style-name="P6"><text:span text:style-name="T6">var</text:span> <text:span text:style-name="T5">aux:</text:span> <text:span text:style-name="T5">adj_list;</text:span></text:p>
      <text:p text:style-name="P1">begin</text:p>
      <text:p text:style-name="P6"><text:s text:c="5"/><text:span text:style-name="T9">{Arco i --&gt; j}</text:span></text:p>
      <text:p text:style-name="P6"><text:s text:c="5"/><text:span text:style-name="T10">new</text:span><text:span text:style-name="T5">(aux);</text:span></text:p>
      <text:p text:style-name="P6"><text:span text:style-name="T5"><text:s text:c="5"/>aux^.node</text:span> <text:span text:style-name="T5">:=</text:span> <text:span text:style-name="T5">j;</text:span></text:p>
      <text:p text:style-name="P6"><text:span text:style-name="T5"><text:s text:c="5"/>aux^.next</text:span> <text:span text:style-name="T5">:=</text:span> <text:span text:style-name="T5">g.matrix[i];</text:span></text:p>
      <text:p text:style-name="P6"><text:span text:style-name="T5"><text:s text:c="5"/>g.matrix[i] :=</text:span> <text:span text:style-name="T5">aux;</text:span></text:p>
      <text:p text:style-name="P6"/>
      <text:p text:style-name="P6"><text:s text:c="5"/><text:span text:style-name="T9">{Arco j --&gt; i}</text:span></text:p>
      <text:p text:style-name="P6"><text:s text:c="5"/><text:span text:style-name="T10">new</text:span><text:span text:style-name="T5">(aux);</text:span></text:p>
      <text:p text:style-name="P6"><text:span text:style-name="T5"><text:s text:c="5"/>aux^.node</text:span> <text:span text:style-name="T5">:=</text:span> <text:span text:style-name="T5">i;</text:span></text:p>
      <text:p text:style-name="P6"><text:span text:style-name="T5"><text:s text:c="5"/>aux^.next</text:span> <text:span text:style-name="T5">:=</text:span> <text:span text:style-name="T5">g.matrix[j];</text:span></text:p>
      <text:p text:style-name="P6"><text:span text:style-name="T5"><text:s text:c="5"/>g.matrix[j] :=</text:span> <text:span text:style-name="T5">aux;</text:span></text:p>
      <text:p text:style-name="P3"><text:span text:style-name="T4">end</text:span>;</text:p>
      <text:p text:style-name="P6"/>
      <text:p text:style-name="P4">{Imposta il nodo come città o come villaggio}</text:p>
      <text:p text:style-name="P6"><text:span text:style-name="T6">procedure</text:span> <text:span text:style-name="T10">graph_set_node_type</text:span><text:span text:style-name="T5">(</text:span><text:span text:style-name="T6">var</text:span> <text:span text:style-name="T5">g:</text:span> <text:span text:style-name="T5">t_graph;</text:span> <text:span text:style-name="T5">i:</text:span> <text:span text:style-name="T8">integer</text:span><text:span text:style-name="T5">;</text:span> <text:span text:style-name="T5">t:</text:span> <text:span text:style-name="T5">graph_node_type);</text:span></text:p>
      <text:p text:style-name="P1">begin</text:p>
      <text:p text:style-name="P6"><text:span text:style-name="T5"><text:s text:c="5"/>g.t[i] :=</text:span> <text:span text:style-name="T5">t;</text:span></text:p>
      <text:p text:style-name="P3"><text:span text:style-name="T4">end</text:span>;</text:p>
      <text:p text:style-name="P6"/>
      <text:p text:style-name="P4">{Pulizia dell'heap}</text:p>
      <text:p text:style-name="P6"><text:span text:style-name="T6">procedure</text:span> <text:span text:style-name="T10">graph_dispose</text:span><text:span text:style-name="T5">(</text:span><text:span text:style-name="T6">var</text:span> <text:span text:style-name="T5">g:</text:span> <text:span text:style-name="T5">t_graph);</text:span></text:p>
      <text:p text:style-name="P6"><text:span text:style-name="T6">var</text:span> <text:span text:style-name="T5">i:</text:span> <text:span text:style-name="T8">integer</text:span><text:span text:style-name="T5">;</text:span></text:p>
      <text:p text:style-name="P6"/>
      <text:p text:style-name="P6"><text:s text:c="4"/><text:span text:style-name="T9">{Procedura ricorsiva interna}</text:span></text:p>
      <text:p text:style-name="P6"><text:s text:c="4"/><text:span text:style-name="T6">procedure</text:span> <text:span text:style-name="T10">_dispose</text:span><text:span text:style-name="T5">(</text:span><text:span text:style-name="T6">var</text:span> <text:span text:style-name="T5">l:</text:span> <text:span text:style-name="T5">adj_list);</text:span></text:p>
      <text:p text:style-name="P6"><text:s text:c="4"/><text:span text:style-name="T6">begin</text:span></text:p>
      <text:p text:style-name="P6"><text:s text:c="9"/><text:span text:style-name="T6">if</text:span> <text:span text:style-name="T5">l&lt;&gt;</text:span><text:span text:style-name="T6">nil then begin</text:span></text:p>
      <text:p text:style-name="P6"><text:s text:c="12"/><text:span text:style-name="T10">_dispose</text:span><text:span text:style-name="T5">(l^.next);</text:span></text:p>
      <text:p text:style-name="P6"><text:s text:c="12"/><text:span text:style-name="T10">dispose</text:span><text:span text:style-name="T5">(l);</text:span></text:p>
      <text:p text:style-name="P3"><text:s text:c="12"/>l:=<text:span text:style-name="T4">nil</text:span>;</text:p>
      <text:p text:style-name="P6"><text:s text:c="9"/><text:span text:style-name="T6">end</text:span><text:span text:style-name="T5">;</text:span></text:p>
      <text:p text:style-name="P6"><text:s text:c="4"/><text:span text:style-name="T6">end</text:span><text:span text:style-name="T5">;</text:span></text:p>
      <text:p text:style-name="P6"/>
      <text:p text:style-name="P1">begin</text:p>
      <text:p text:style-name="P6"><text:s text:c="5"/><text:span text:style-name="T9">{Scorre tutte le liste di adiacenza}</text:span></text:p>
      <text:p text:style-name="P6"><text:s text:c="5"/><text:span text:style-name="T6">for</text:span> <text:span text:style-name="T5">i:=</text:span><text:span text:style-name="T11">0</text:span> <text:span text:style-name="T6">to</text:span> <text:span text:style-name="T10">length</text:span><text:span text:style-name="T5">(g.matrix)-</text:span><text:span text:style-name="T11">1</text:span> <text:span text:style-name="T6">do</text:span></text:p>
      <text:p text:style-name="P6"><text:s text:c="9"/><text:span text:style-name="T10">_dispose</text:span><text:span text:style-name="T5">(g.matrix[i]);</text:span></text:p>
      <text:p text:style-name="P6"><text:span text:style-name="T5"><text:s text:c="5"/>g.matrix</text:span> <text:span text:style-name="T5">:=</text:span> <text:span text:style-name="T6">nil</text:span><text:span text:style-name="T5">;</text:span></text:p>
      <text:p text:style-name="P6"><text:span text:style-name="T5"><text:s text:c="5"/>g.t</text:span> <text:span text:style-name="T5">:=</text:span> <text:span text:style-name="T6">nil</text:span><text:span text:style-name="T5">;</text:span></text:p>
      <text:p text:style-name="P3"><text:span text:style-name="T4">end</text:span>;</text:p>
      <text:p text:style-name="P6"/>
      <text:p text:style-name="P4">{Restituisce il tipo di nodo}</text:p>
      <text:p text:style-name="P6"><text:span text:style-name="T6">function</text:span> <text:span text:style-name="T10">graph_get_node_type</text:span><text:span text:style-name="T5">(g:</text:span> <text:span text:style-name="T5">t_graph;</text:span> <text:span text:style-name="T5">i:</text:span> <text:span text:style-name="T8">integer</text:span><text:span text:style-name="T5">):</text:span> <text:span text:style-name="T5">graph_node_type;</text:span></text:p>
      <text:p text:style-name="P1">begin</text:p>
      <text:p text:style-name="P6"><text:span text:style-name="T5"><text:s text:c="5"/>graph_get_node_type</text:span> <text:span text:style-name="T5">:=</text:span> <text:span text:style-name="T5">g.t[i];</text:span></text:p>
      <text:p text:style-name="P3"><text:span text:style-name="T4">end</text:span>;</text:p>
      <text:p text:style-name="P6"/>
      <text:p text:style-name="P4">{Funzione di ricerca del cammino minimo. Si tratta essenzialmente di</text:p>
      <text:p text:style-name="P4">una BFS modificata. Per i dettagli dell'implementazione vedere la relazione.}</text:p>
      <text:p text:style-name="P6"><text:span text:style-name="T6">function</text:span> <text:span text:style-name="T10">graph_get_best_path</text:span><text:span text:style-name="T5">(g:</text:span> <text:span text:style-name="T5">t_graph;</text:span> <text:span text:style-name="T5">i,</text:span> <text:span text:style-name="T5">j:</text:span> <text:span text:style-name="T8">integer</text:span><text:span text:style-name="T5">;</text:span> <text:span text:style-name="T5">n:</text:span> <text:span text:style-name="T8">integer</text:span><text:span text:style-name="T5">):</text:span> <text:span text:style-name="T8">integer</text:span><text:span text:style-name="T5">;</text:span></text:p>
      <text:p text:style-name="P6"><text:span text:style-name="T6">var</text:span> <text:span text:style-name="T5">Q:</text:span> <text:span text:style-name="T5">t_pri_queue;</text:span></text:p>
      <text:p text:style-name="P6"><text:span text:style-name="T5"><text:s text:c="4"/>dist:</text:span> <text:span text:style-name="T6">array of</text:span> <text:span text:style-name="T8">integer</text:span><text:span text:style-name="T5">;</text:span></text:p>
      <text:p text:style-name="P6"><text:span text:style-name="T5"><text:s text:c="4"/>idx:</text:span> <text:span text:style-name="T8">integer</text:span><text:span text:style-name="T5">;</text:span></text:p>
      <text:p text:style-name="P6"><text:span text:style-name="T5"><text:s text:c="4"/>adj</text:span> <text:span text:style-name="T5">:</text:span> <text:span text:style-name="T5">adj_list;</text:span></text:p>
      <text:p text:style-name="P6"><text:span text:style-name="T5"><text:s text:c="4"/>last_node:</text:span> <text:span text:style-name="T8">boolean</text:span><text:span text:style-name="T5">;</text:span></text:p>
      <text:p text:style-name="P6"/>
      <text:p text:style-name="P6"><text:s text:c="4"/><text:span text:style-name="T9">{Funzione peso}</text:span></text:p>
      <text:p text:style-name="P6"><text:s text:c="4"/><text:span text:style-name="T6">function</text:span> <text:span text:style-name="T10">_p</text:span><text:span text:style-name="T5">(x:</text:span> <text:span text:style-name="T8">integer</text:span><text:span text:style-name="T5">):</text:span> <text:span text:style-name="T8">integer</text:span><text:span text:style-name="T5">;</text:span></text:p>
      <text:p text:style-name="P6"><text:s text:c="4"/><text:span text:style-name="T6">begin</text:span></text:p>
      <text:p text:style-name="P6"><text:s text:c="9"/><text:span text:style-name="T6">if</text:span> <text:span text:style-name="T10">graph_get_node_type</text:span><text:span text:style-name="T5">(g,</text:span> <text:span text:style-name="T5">i)</text:span> <text:span text:style-name="T6">then begin</text:span> <text:s text:c="3"/><text:span text:style-name="T9">{Città}</text:span></text:p>
      <text:p text:style-name="P6"><text:s text:c="12"/><text:span text:style-name="T6">if</text:span> <text:span text:style-name="T5">(x</text:span> <text:span text:style-name="T6">mod</text:span> <text:span text:style-name="T11">19</text:span><text:span text:style-name="T5">) =</text:span> <text:span text:style-name="T11">0</text:span> <text:span text:style-name="T6">then</text:span></text:p>
      <text:p text:style-name="P6"><text:span text:style-name="T5"><text:s text:c="15"/>_p</text:span> <text:span text:style-name="T5">:=</text:span> <text:span text:style-name="T5">x</text:span> <text:span text:style-name="T5">+ (x</text:span> <text:span text:style-name="T6">div</text:span> <text:span text:style-name="T11">19</text:span><text:span text:style-name="T5">)</text:span></text:p>
      <text:p text:style-name="P6"><text:s text:c="12"/><text:span text:style-name="T6">else</text:span></text:p>
      <text:p text:style-name="P6"><text:span text:style-name="T5"><text:s text:c="15"/>_p</text:span> <text:span text:style-name="T5">:=</text:span> <text:span text:style-name="T5">x</text:span> <text:span text:style-name="T5">+ (x</text:span> <text:span text:style-name="T6">div</text:span> <text:span text:style-name="T11">19</text:span><text:span text:style-name="T5">) +</text:span> <text:span text:style-name="T11">1</text:span><text:span text:style-name="T5">;</text:span></text:p>
      <text:p text:style-name="P6"><text:s text:c="9"/><text:span text:style-name="T6">end</text:span></text:p>
      <text:p text:style-name="P6"><text:s text:c="9"/><text:span text:style-name="T6">else</text:span> <text:s text:c="38"/><text:span text:style-name="T9">{Villaggio}</text:span></text:p>
      <text:p text:style-name="P6"><text:span text:style-name="T5"><text:s text:c="13"/>_p</text:span> <text:span text:style-name="T5">:=</text:span> <text:span text:style-name="T5">x</text:span> <text:span text:style-name="T5">+</text:span> <text:span text:style-name="T11">1</text:span><text:span text:style-name="T5">;</text:span></text:p>
      <text:p text:style-name="P6"><text:s text:c="4"/><text:span text:style-name="T6">end</text:span><text:span text:style-name="T5">;</text:span></text:p>
      <text:p text:style-name="P6"/>
      <text:p text:style-name="P1">begin</text:p>
      <text:p text:style-name="P6"><text:s text:c="5"/><text:span text:style-name="T9">{Inizializzazione}</text:span></text:p>
      <text:p text:style-name="P6"><text:s text:c="5"/><text:span text:style-name="T10">setlength</text:span><text:span text:style-name="T5">(dist,</text:span> <text:span text:style-name="T10">length</text:span><text:span text:style-name="T5">(g.matrix));</text:span></text:p>
      <text:p text:style-name="P6"><text:s text:c="5"/><text:span text:style-name="T6">for</text:span> <text:span text:style-name="T5">idx</text:span> <text:span text:style-name="T5">:=</text:span> <text:span text:style-name="T11">0</text:span> <text:span text:style-name="T6">to</text:span> <text:span text:style-name="T10">length</text:span><text:span text:style-name="T5">(dist)-</text:span><text:span text:style-name="T11">1</text:span> <text:span text:style-name="T6">do</text:span></text:p>
      <text:p text:style-name="P3"><text:s text:c="9"/>dist[idx]:=MAXINT;</text:p>
      <text:p text:style-name="P6"><text:s text:c="5"/><text:span text:style-name="T10">pri_queue_init</text:span><text:span text:style-name="T5">(Q);</text:span></text:p>
      <text:p text:style-name="P6"><text:span text:style-name="T5"><text:s text:c="5"/>last_node</text:span> <text:span text:style-name="T5">:=</text:span> <text:span text:style-name="T8">FALSE</text:span><text:span text:style-name="T5">;</text:span></text:p>
      <text:p text:style-name="P6"/>
      <text:p text:style-name="P6"><text:s text:c="5"/><text:span text:style-name="T9">{Inserisco il nodo di arrivo in coda}</text:span></text:p>
      <text:p text:style-name="P6"><text:span text:style-name="T5"><text:s text:c="5"/>dist[i] :=</text:span> <text:span text:style-name="T5">n;</text:span></text:p>
      <text:p text:style-name="P6"><text:s text:c="5"/><text:span text:style-name="T10">pri_queue_push</text:span><text:span text:style-name="T5">(Q,</text:span> <text:span text:style-name="T5">i,</text:span> <text:span text:style-name="T5">n);</text:span></text:p>
      <text:p text:style-name="P6"/>
      <text:p text:style-name="P6"><text:s text:c="5"/><text:span text:style-name="T9">{BFS}</text:span></text:p>
      <text:p text:style-name="P6"><text:s text:c="5"/><text:span text:style-name="T6">while</text:span> <text:span text:style-name="T5">(</text:span><text:span text:style-name="T6">not</text:span> <text:span text:style-name="T10">pri_queue_empty</text:span><text:span text:style-name="T5">(Q))</text:span> <text:span text:style-name="T6">and</text:span> <text:span text:style-name="T5">(</text:span><text:span text:style-name="T6">not</text:span> <text:span text:style-name="T5">last_node)</text:span> <text:span text:style-name="T6">do begin</text:span></text:p>
      <text:p text:style-name="P6"/>
      <text:p text:style-name="P6"><text:s text:c="11"/><text:span text:style-name="T9">{Prelevo un nodo dalla coda}</text:span></text:p>
      <text:p text:style-name="P6"><text:span text:style-name="T5"><text:s text:c="11"/>i</text:span> <text:span text:style-name="T5">:=</text:span> <text:span text:style-name="T10">pri_queue_pop</text:span><text:span text:style-name="T5">(Q);</text:span></text:p>
      <text:p text:style-name="P6"><text:tab/> <text:s text:c="4"/><text:span text:style-name="T6">if</text:span> <text:span text:style-name="T5">i=j</text:span> <text:span text:style-name="T6">then</text:span> <text:span text:style-name="T5">last_node</text:span> <text:span text:style-name="T5">:=</text:span> <text:span text:style-name="T8">TRUE</text:span><text:span text:style-name="T5">;</text:span><text:tab/><text:span text:style-name="T9">// Colorazione parziale. Vedi relazione</text:span></text:p>
      <text:p text:style-name="P6"><text:span text:style-name="T5"><text:s text:c="11"/>adj</text:span> <text:span text:style-name="T5">:=</text:span> <text:span text:style-name="T5">g.matrix[i];</text:span></text:p>
      <text:p text:style-name="P6"/>
      <text:p text:style-name="P6"><text:s text:c="11"/><text:span text:style-name="T9">{Scorro la lista degli adiacenti}</text:span></text:p>
      <text:p text:style-name="P6"><text:s text:c="11"/><text:span text:style-name="T6">while</text:span> <text:span text:style-name="T5">adj&lt;&gt;</text:span><text:span text:style-name="T6">nil do begin</text:span></text:p>
      <text:p text:style-name="P6"><text:s text:c="17"/><text:span text:style-name="T6">if</text:span> <text:span text:style-name="T5">dist[adj^.node] &gt;</text:span> <text:span text:style-name="T10">_p</text:span><text:span text:style-name="T5">(dist[i])</text:span> <text:span text:style-name="T6">then begin</text:span></text:p>
      <text:p text:style-name="P6"/>
      <text:p text:style-name="P6"><text:s text:c="19"/><text:span text:style-name="T9">{Aggiorna il peso del nodo adiacente}</text:span></text:p>
      <text:p text:style-name="P6"><text:span text:style-name="T5"><text:s text:c="19"/>dist[adj^.node] :=</text:span> <text:span text:style-name="T10">_p</text:span><text:span text:style-name="T5">(dist[i]);</text:span></text:p>
      <text:p text:style-name="P6"/>
      <text:p text:style-name="P6"><text:s text:c="19"/><text:span text:style-name="T9">{Inserisco il nodo adiacente in coda}</text:span></text:p>
      <text:p text:style-name="P6"><text:s text:c="19"/><text:span text:style-name="T10">pri_queue_push</text:span><text:span text:style-name="T5">(Q,</text:span> <text:span text:style-name="T5">adj^.node,</text:span> <text:span text:style-name="T5">dist[adj^.node]);</text:span></text:p>
      <text:p text:style-name="P6"><text:s text:c="17"/><text:span text:style-name="T6">end</text:span><text:span text:style-name="T5">;</text:span></text:p>
      <text:p text:style-name="P6"/>
      <text:p text:style-name="P6"><text:s text:c="17"/><text:span text:style-name="T9">{Passo al successivo adiacente di i}</text:span></text:p>
      <text:p text:style-name="P6"><text:span text:style-name="T5"><text:s text:c="17"/>adj</text:span> <text:span text:style-name="T5">:=</text:span> <text:span text:style-name="T5">adj^.next;</text:span></text:p>
      <text:p text:style-name="P6"><text:s text:c="11"/><text:span text:style-name="T6">end</text:span><text:span text:style-name="T5">;</text:span></text:p>
      <text:p text:style-name="P6"><text:s text:c="5"/><text:span text:style-name="T6">end</text:span><text:span text:style-name="T5">;</text:span></text:p>
      <text:p text:style-name="P6"/>
      <text:p text:style-name="P6"><text:s text:c="5"/><text:span text:style-name="T9">{Pulisco la coda e restituisco la distanza del nodo di partenza j}</text:span></text:p>
      <text:p text:style-name="P6"><text:s text:c="5"/><text:span text:style-name="T10">pri_queue_dispose</text:span><text:span text:style-name="T5">(Q);</text:span></text:p>
      <text:p text:style-name="P6"><text:span text:style-name="T5"><text:s text:c="5"/>graph_get_best_path</text:span> <text:span text:style-name="T5">:=</text:span> <text:span text:style-name="T5">dist[j];</text:span></text:p>
      <text:p text:style-name="P3"><text:span text:style-name="T4">end</text:span>;</text:p>
      <text:p text:style-name="P6"/>
      <text:p text:style-name="P3"><text:span text:style-name="T4">end</text:span>.</text:p>
      <text:p text:style-name="P3"/>
      <text:p text:style-name="P13">“tkb_bst.pas”</text:p>
      <text:p text:style-name="Standard"/>
      <text:p text:style-name="P6"><text:span text:style-name="T6">unit</text:span> <text:span text:style-name="T5">tkb_bst;</text:span></text:p>
      <text:p text:style-name="P6"/>
      <text:p text:style-name="P5">{Binary Search Tree - by TheKaneB</text:p>
      <text:p text:style-name="P4">Versione modificata per l'esercizio "Il Pedaggio"}</text:p>
      <text:p text:style-name="P6"/>
      <text:p text:style-name="P1">interface</text:p>
      <text:p text:style-name="P6"/>
      <text:p text:style-name="P6"><text:span text:style-name="T6">type</text:span> <text:span text:style-name="T5">bst_inf</text:span> <text:span text:style-name="T5">=</text:span> <text:span text:style-name="T8">char</text:span><text:span text:style-name="T5">;</text:span></text:p>
      <text:p text:style-name="P6"><text:span text:style-name="T5"><text:s text:c="4"/>t_bst</text:span> <text:span text:style-name="T5">=</text:span> <text:span text:style-name="T5">^bst_node;</text:span></text:p>
      <text:p text:style-name="P6"><text:span text:style-name="T5"><text:s text:c="5"/>bst_node</text:span> <text:span text:style-name="T5">=</text:span> <text:span text:style-name="T6">record</text:span></text:p>
      <text:p text:style-name="P6"><text:span text:style-name="T5"><text:s text:c="10"/>id:</text:span> <text:span text:style-name="T8">integer</text:span><text:span text:style-name="T5">;</text:span></text:p>
      <text:p text:style-name="P6"><text:span text:style-name="T5"><text:s text:c="10"/>inf:</text:span> <text:span text:style-name="T5">bst_inf;</text:span></text:p>
      <text:p text:style-name="P6"><text:span text:style-name="T5"><text:s text:c="10"/>sx:</text:span> <text:span text:style-name="T5">t_bst;</text:span></text:p>
      <text:p text:style-name="P6"><text:span text:style-name="T5"><text:s text:c="10"/>dx:</text:span> <text:span text:style-name="T5">t_bst;</text:span></text:p>
      <text:p text:style-name="P6"><text:s text:c="10"/><text:span text:style-name="T6">end</text:span><text:span text:style-name="T5">;</text:span></text:p>
      <text:p text:style-name="P6"/>
      <text:p text:style-name="P6"><text:span text:style-name="T6">procedure</text:span> <text:span text:style-name="T10">bst_insert</text:span><text:span text:style-name="T5">(</text:span><text:span text:style-name="T6">var</text:span> <text:span text:style-name="T5">a:</text:span> <text:span text:style-name="T5">t_bst;</text:span> <text:span text:style-name="T5">x:</text:span> <text:span text:style-name="T5">bst_inf);</text:span></text:p>
      <text:p text:style-name="P6"><text:span text:style-name="T6">procedure</text:span> <text:span text:style-name="T10">bst_dispose</text:span><text:span text:style-name="T5">(</text:span><text:span text:style-name="T6">var</text:span> <text:span text:style-name="T5">a:</text:span> <text:span text:style-name="T5">t_bst);</text:span></text:p>
      <text:p text:style-name="P6"><text:span text:style-name="T6">procedure</text:span> <text:span text:style-name="T10">bst_print</text:span><text:span text:style-name="T5">(a:</text:span> <text:span text:style-name="T5">t_bst);</text:span> <text:s/><text:span text:style-name="T9">// Utile per il debugging</text:span></text:p>
      <text:p text:style-name="P6"><text:span text:style-name="T6">function</text:span> <text:span text:style-name="T10">bst_assign_ids</text:span><text:span text:style-name="T5">(a:</text:span> <text:span text:style-name="T5">t_bst):</text:span> <text:span text:style-name="T8">integer</text:span><text:span text:style-name="T5">;</text:span></text:p>
      <text:p text:style-name="P6"><text:span text:style-name="T6">function</text:span> <text:span text:style-name="T10">bst_get_id_from_inf</text:span><text:span text:style-name="T5">(a:</text:span> <text:span text:style-name="T5">t_bst;</text:span> <text:span text:style-name="T5">x:</text:span> <text:span text:style-name="T5">bst_inf):</text:span> <text:span text:style-name="T8">integer</text:span><text:span text:style-name="T5">;</text:span></text:p>
      <text:p text:style-name="P6"/>
      <text:p text:style-name="P1">implementation</text:p>
      <text:p text:style-name="P6"/>
      <text:p text:style-name="P4">{Inserisco un nodo nell'albero in ordine alfabetico crescente}</text:p>
      <text:p text:style-name="P6"><text:span text:style-name="T6">procedure</text:span> <text:span text:style-name="T10">bst_insert</text:span><text:span text:style-name="T5">(</text:span><text:span text:style-name="T6">var</text:span> <text:span text:style-name="T5">a:</text:span> <text:span text:style-name="T5">t_bst;</text:span> <text:span text:style-name="T5">x:</text:span> <text:span text:style-name="T5">bst_inf);</text:span></text:p>
      <text:p text:style-name="P1">begin</text:p>
      <text:p text:style-name="P6"><text:s text:c="5"/><text:span text:style-name="T6">if</text:span> <text:span text:style-name="T5">a&lt;&gt;</text:span><text:span text:style-name="T6">nil then begin</text:span><text:span text:style-name="T9">{Visito l'albero per cercare la posizione di inserimento}</text:span></text:p>
      <text:p text:style-name="P6"><text:s text:c="8"/><text:span text:style-name="T6">if</text:span> <text:span text:style-name="T5">x</text:span> <text:span text:style-name="T5">&lt;</text:span> <text:span text:style-name="T5">a^.inf</text:span> <text:span text:style-name="T6">then</text:span> <text:span text:style-name="T10">bst_insert</text:span><text:span text:style-name="T5">(a^.sx,</text:span> <text:span text:style-name="T5">x)</text:span></text:p>
      <text:p text:style-name="P6"><text:s text:c="8"/><text:span text:style-name="T6">else if</text:span> <text:span text:style-name="T5">x</text:span> <text:span text:style-name="T5">&gt;</text:span> <text:span text:style-name="T5">a^.inf</text:span> <text:span text:style-name="T6">then</text:span> <text:span text:style-name="T10">bst_insert</text:span><text:span text:style-name="T5">(a^.dx,</text:span> <text:span text:style-name="T5">x)</text:span></text:p>
      <text:p text:style-name="P6"><text:s text:c="5"/><text:span text:style-name="T6">end</text:span></text:p>
      <text:p text:style-name="P6"><text:s text:c="10"/><text:span text:style-name="T9">{Non inserirsco duplicati}</text:span></text:p>
      <text:p text:style-name="P6"><text:s text:c="5"/><text:span text:style-name="T6">else begin</text:span> <text:span text:style-name="T9">{Inserisco l'elemento al posto giusto}</text:span></text:p>
      <text:p text:style-name="P6"><text:s text:c="8"/><text:span text:style-name="T10">new</text:span><text:span text:style-name="T5">(a);</text:span></text:p>
      <text:p text:style-name="P6"><text:span text:style-name="T5"><text:s text:c="8"/>a^.inf</text:span> <text:span text:style-name="T5">:=</text:span> <text:span text:style-name="T5">x;</text:span></text:p>
      <text:p text:style-name="P6"><text:span text:style-name="T5"><text:s text:c="8"/>a^.id</text:span> <text:span text:style-name="T5">:=</text:span> <text:span text:style-name="T11">0</text:span><text:span text:style-name="T5">;</text:span></text:p>
      <text:p text:style-name="P6"><text:span text:style-name="T5"><text:s text:c="8"/>a^.sx</text:span> <text:span text:style-name="T5">:=</text:span> <text:span text:style-name="T6">nil</text:span><text:span text:style-name="T5">;</text:span></text:p>
      <text:p text:style-name="P6"><text:span text:style-name="T5"><text:s text:c="8"/>a^.dx</text:span> <text:span text:style-name="T5">:=</text:span> <text:span text:style-name="T6">nil</text:span><text:span text:style-name="T5">;</text:span></text:p>
      <text:p text:style-name="P6"><text:s text:c="5"/><text:span text:style-name="T6">end</text:span><text:span text:style-name="T5">;</text:span></text:p>
      <text:p text:style-name="P3"><text:span text:style-name="T4">end</text:span>;</text:p>
      <text:p text:style-name="P6"/>
      <text:p text:style-name="P4">{In questo albero modificato gli ID servono a creare una corrispondenza</text:p>
      <text:p text:style-name="P4">tra i nodi dell'albero etichettati come char e i nodi del grafo etichettati</text:p>
      <text:p text:style-name="P4">come numeri interi. Gli ID sono numeri progressivi da 0 a #nodi - 1.</text:p>
      <text:p text:style-name="P4">Restituisce il numero di nodi dell'albero.}</text:p>
      <text:p text:style-name="P6"><text:span text:style-name="T6">function</text:span> <text:span text:style-name="T10">bst_assign_ids</text:span><text:span text:style-name="T5">(a:</text:span> <text:span text:style-name="T5">t_bst):</text:span> <text:span text:style-name="T8">integer</text:span><text:span text:style-name="T5">;</text:span></text:p>
      <text:p text:style-name="P6"><text:span text:style-name="T6">var</text:span> <text:span text:style-name="T5">id:</text:span> <text:span text:style-name="T8">integer</text:span><text:span text:style-name="T5">;</text:span></text:p>
      <text:p text:style-name="P6"/>
      <text:p text:style-name="P6"><text:s text:c="4"/><text:span text:style-name="T6">procedure</text:span> <text:span text:style-name="T10">_assign_ids</text:span><text:span text:style-name="T5">(a:</text:span> <text:span text:style-name="T5">t_bst);</text:span></text:p>
      <text:p text:style-name="P6"><text:s text:c="4"/><text:span text:style-name="T6">begin</text:span></text:p>
      <text:p text:style-name="P6"><text:s text:c="9"/><text:span text:style-name="T6">if</text:span> <text:span text:style-name="T5">a&lt;&gt;</text:span><text:span text:style-name="T6">nil then begin</text:span></text:p>
      <text:p text:style-name="P6"><text:s text:c="12"/><text:span text:style-name="T10">_assign_ids</text:span><text:span text:style-name="T5">(a^.sx);</text:span></text:p>
      <text:p text:style-name="P6"><text:span text:style-name="T5"><text:s text:c="12"/>a^.id</text:span> <text:span text:style-name="T5">:=</text:span> <text:span text:style-name="T5">id;</text:span></text:p>
      <text:p text:style-name="P6"><text:s text:c="12"/><text:span text:style-name="T10">inc</text:span><text:span text:style-name="T5">(id);</text:span></text:p>
      <text:p text:style-name="P6"><text:s text:c="12"/><text:span text:style-name="T10">_assign_ids</text:span><text:span text:style-name="T5">(a^.dx);</text:span></text:p>
      <text:p text:style-name="P6"><text:s text:c="9"/><text:span text:style-name="T6">end</text:span><text:span text:style-name="T5">;</text:span></text:p>
      <text:p text:style-name="P6"><text:s text:c="4"/><text:span text:style-name="T6">end</text:span><text:span text:style-name="T5">;</text:span></text:p>
      <text:p text:style-name="P6"/>
      <text:p text:style-name="P1">begin</text:p>
      <text:p text:style-name="P6"><text:span text:style-name="T5"><text:s text:c="5"/>id</text:span> <text:span text:style-name="T5">:=</text:span> <text:span text:style-name="T11">0</text:span><text:span text:style-name="T5">;</text:span></text:p>
      <text:p text:style-name="P6"><text:s text:c="5"/><text:span text:style-name="T10">_assign_ids</text:span><text:span text:style-name="T5">(a);</text:span></text:p>
      <text:p text:style-name="P6"><text:span text:style-name="T5"><text:s text:c="5"/>bst_assign_ids</text:span> <text:span text:style-name="T5">:=</text:span> <text:span text:style-name="T5">id</text:span> <text:span text:style-name="T5">+</text:span> <text:span text:style-name="T11">1</text:span><text:span text:style-name="T5">;</text:span></text:p>
      <text:p text:style-name="P3"><text:span text:style-name="T4">end</text:span>;</text:p>
      <text:p text:style-name="P6"/>
      <text:p text:style-name="P4">{Un po' di pulizia ;)}</text:p>
      <text:p text:style-name="P6"><text:span text:style-name="T6">procedure</text:span> <text:span text:style-name="T10">bst_dispose</text:span><text:span text:style-name="T5">(</text:span><text:span text:style-name="T6">var</text:span> <text:span text:style-name="T5">a:</text:span> <text:span text:style-name="T5">t_bst);</text:span></text:p>
      <text:p text:style-name="P1">begin</text:p>
      <text:p text:style-name="P6"><text:s text:c="5"/><text:span text:style-name="T6">if</text:span> <text:span text:style-name="T5">a&lt;&gt;</text:span><text:span text:style-name="T6">nil then begin</text:span></text:p>
      <text:p text:style-name="P6"><text:s text:c="8"/><text:span text:style-name="T10">bst_dispose</text:span><text:span text:style-name="T5">(a^.sx);</text:span></text:p>
      <text:p text:style-name="P6"><text:s text:c="8"/><text:span text:style-name="T10">bst_dispose</text:span><text:span text:style-name="T5">(a^.dx);</text:span></text:p>
      <text:p text:style-name="P6"><text:s text:c="8"/><text:span text:style-name="T10">dispose</text:span><text:span text:style-name="T5">(a);</text:span></text:p>
      <text:p text:style-name="P3"><text:s text:c="8"/>a:=<text:span text:style-name="T4">nil</text:span>;</text:p>
      <text:p text:style-name="P6"><text:s text:c="5"/><text:span text:style-name="T6">end</text:span><text:span text:style-name="T5">;</text:span></text:p>
      <text:p text:style-name="P3"><text:span text:style-name="T4">end</text:span>;</text:p>
      <text:p text:style-name="P6"/>
      <text:p text:style-name="P4">{Cerca un'etichetta e ne restituisce il corrispondente ID.</text:p>
      <text:p text:style-name="P4">Serve per creare gli archi nel grafo, etichettati nel file di input</text:p>
      <text:p text:style-name="P4">come coppie di char.}</text:p>
      <text:p text:style-name="P6"><text:span text:style-name="T6">function</text:span> <text:span text:style-name="T10">bst_get_id_from_inf</text:span><text:span text:style-name="T5">(a:</text:span> <text:span text:style-name="T5">t_bst;</text:span> <text:span text:style-name="T5">x:</text:span> <text:span text:style-name="T5">bst_inf):</text:span> <text:span text:style-name="T8">integer</text:span><text:span text:style-name="T5">;</text:span></text:p>
      <text:p text:style-name="P1">begin</text:p>
      <text:p text:style-name="P6"><text:s text:c="5"/><text:span text:style-name="T6">if</text:span> <text:span text:style-name="T5">a=</text:span><text:span text:style-name="T6">nil then</text:span> <text:span text:style-name="T5">bst_get_id_from_inf</text:span> <text:span text:style-name="T5">:= -</text:span><text:span text:style-name="T11">1</text:span> <text:s text:c="3"/><text:span text:style-name="T9">{Albero vuoto, elemento non trovato}</text:span></text:p>
      <text:p text:style-name="P6"><text:s text:c="5"/><text:span text:style-name="T6">else</text:span></text:p>
      <text:p text:style-name="P6"><text:s text:c="9"/><text:span text:style-name="T6">if</text:span> <text:span text:style-name="T5">a^.inf</text:span> <text:span text:style-name="T5">=</text:span> <text:span text:style-name="T5">x</text:span> <text:span text:style-name="T6">then</text:span> <text:span text:style-name="T5">bst_get_id_from_inf</text:span> <text:span text:style-name="T5">:=</text:span> <text:span text:style-name="T5">a^.id</text:span> <text:s text:c="2"/><text:span text:style-name="T9">{Elemento trovato}</text:span></text:p>
      <text:p text:style-name="P6"><text:s text:c="9"/><text:span text:style-name="T6">else</text:span></text:p>
      <text:p text:style-name="P6"><text:s text:c="13"/><text:span text:style-name="T6">if</text:span> <text:span text:style-name="T5">x</text:span> <text:span text:style-name="T5">&lt;</text:span> <text:span text:style-name="T5">a^.inf</text:span> <text:span text:style-name="T6">then</text:span></text:p>
      <text:p text:style-name="P6"><text:s text:c="16"/><text:span text:style-name="T6">if</text:span> <text:span text:style-name="T5">a^.sx</text:span> <text:span text:style-name="T5">&lt;&gt;</text:span> <text:span text:style-name="T6">nil then</text:span></text:p>
      <text:p text:style-name="P6"><text:s text:c="19"/><text:span text:style-name="T9">{Cerca a sinistra}</text:span></text:p>
      <text:p text:style-name="P6"><text:span text:style-name="T5"><text:s text:c="19"/>bst_get_id_from_inf</text:span> <text:span text:style-name="T5">:=</text:span> <text:span text:style-name="T10">bst_get_id_from_inf</text:span><text:span text:style-name="T5">(a^.sx,</text:span> <text:span text:style-name="T5">x)</text:span></text:p>
      <text:p text:style-name="P6"><text:s text:c="16"/><text:span text:style-name="T6">else</text:span> <text:span text:style-name="T5">bst_get_id_from_inf</text:span> <text:span text:style-name="T5">:= -</text:span><text:span text:style-name="T11">1</text:span></text:p>
      <text:p text:style-name="P6"><text:s text:c="13"/><text:span text:style-name="T6">else</text:span></text:p>
      <text:p text:style-name="P6"><text:s text:c="16"/><text:span text:style-name="T6">if</text:span> <text:span text:style-name="T5">a^.dx</text:span> <text:span text:style-name="T5">&lt;&gt;</text:span> <text:span text:style-name="T6">nil then</text:span></text:p>
      <text:p text:style-name="P6"><text:s text:c="19"/><text:span text:style-name="T9">{Cerca a destra}</text:span></text:p>
      <text:p text:style-name="P6"><text:span text:style-name="T5"><text:s text:c="19"/>bst_get_id_from_inf</text:span> <text:span text:style-name="T5">:=</text:span> <text:span text:style-name="T10">bst_get_id_from_inf</text:span><text:span text:style-name="T5">(a^.dx,</text:span> <text:span text:style-name="T5">x)</text:span></text:p>
      <text:p text:style-name="P6"><text:s text:c="16"/><text:span text:style-name="T6">else</text:span> <text:span text:style-name="T5">bst_get_id_from_inf</text:span> <text:span text:style-name="T5">:= -</text:span><text:span text:style-name="T11">1</text:span><text:span text:style-name="T5">;</text:span></text:p>
      <text:p text:style-name="P3"><text:span text:style-name="T4">end</text:span>;</text:p>
      <text:p text:style-name="P6"/>
      <text:p text:style-name="P4">{Stampa in ordine dell'albero. Serve solo in fase di debugging,</text:p>
      <text:p text:style-name="P4">per controllare che l'albero sia stato creato correttamente}</text:p>
      <text:p text:style-name="P6"><text:span text:style-name="T6">procedure</text:span> <text:span text:style-name="T10">bst_print</text:span><text:span text:style-name="T5">(a:</text:span> <text:span text:style-name="T5">t_bst);</text:span></text:p>
      <text:p text:style-name="P6"><text:s text:c="10"/><text:span text:style-name="T6">procedure</text:span> <text:span text:style-name="T10">_print</text:span><text:span text:style-name="T5">(a:</text:span> <text:span text:style-name="T5">t_bst);</text:span></text:p>
      <text:p text:style-name="P6"><text:s text:c="10"/><text:span text:style-name="T6">begin</text:span></text:p>
      <text:p text:style-name="P6"><text:s text:c="15"/><text:span text:style-name="T6">if</text:span> <text:span text:style-name="T5">a&lt;&gt;</text:span><text:span text:style-name="T6">nil then begin</text:span></text:p>
      <text:p text:style-name="P6"><text:s text:c="15"/><text:span text:style-name="T10">_print</text:span><text:span text:style-name="T5">(a^.sx);</text:span></text:p>
      <text:p text:style-name="P6"><text:s text:c="15"/><text:span text:style-name="T10">writeln</text:span><text:span text:style-name="T5">(a^.inf,</text:span> <text:span text:style-name="T7">' '</text:span><text:span text:style-name="T5">,</text:span> <text:span text:style-name="T5">a^.id);</text:span></text:p>
      <text:p text:style-name="P6"><text:s text:c="15"/><text:span text:style-name="T10">_print</text:span><text:span text:style-name="T5">(a^.dx);</text:span></text:p>
      <text:p text:style-name="P6"><text:s text:c="15"/><text:span text:style-name="T6">end</text:span><text:span text:style-name="T5">;</text:span></text:p>
      <text:p text:style-name="P6"><text:s text:c="10"/><text:span text:style-name="T6">end</text:span><text:span text:style-name="T5">;</text:span></text:p>
      <text:p text:style-name="P1">begin</text:p>
      <text:p text:style-name="P6"><text:s text:c="5"/><text:span text:style-name="T10">_print</text:span><text:span text:style-name="T5">(a);</text:span></text:p>
      <text:p text:style-name="P6"><text:s text:c="5"/><text:span text:style-name="T10">writeln</text:span><text:span text:style-name="T5">(</text:span><text:span text:style-name="T7">'End'</text:span><text:span text:style-name="T5">);</text:span></text:p>
      <text:p text:style-name="P3"><text:span text:style-name="T4">end</text:span>;</text:p>
      <text:p text:style-name="P6"/>
      <text:p text:style-name="P3"><text:span text:style-name="T4">end</text:span>.</text:p>
      <text:p text:style-name="Text_20_body"/>
      <text:p text:style-name="P13">“tkb_pri_queue.pas”</text:p>
      <text:p text:style-name="Text_20_body"/>
      <text:p text:style-name="P6"><text:span text:style-name="T6">unit</text:span> <text:span text:style-name="T5">tkb_pri_queue;</text:span></text:p>
      <text:p text:style-name="P6"/>
      <text:p text:style-name="P5">{Priority Queue - by TheKaneB</text:p>
      <text:p text:style-name="P4">Questa Unit implementa una coda dove l'elemento in testa è quello con</text:p>
      <text:p text:style-name="P4">il minore peso di tutta la struttura. L'implementazione fa uso di una</text:p>
      <text:p text:style-name="P4">struttura ad albero binario di ricerca, basata sulla unit tkb_bst.</text:p>
      <text:p text:style-name="P4">La priorità degli elementi viene stabilita dal parametro w, cioè dal loro peso.}</text:p>
      <text:p text:style-name="P6"/>
      <text:p text:style-name="P1">interface</text:p>
      <text:p text:style-name="P6"/>
      <text:p text:style-name="P6"><text:span text:style-name="T6">type</text:span> <text:span text:style-name="T5">pri_queue_inf</text:span> <text:span text:style-name="T5">=</text:span> <text:span text:style-name="T8">integer</text:span><text:span text:style-name="T5">;</text:span></text:p>
      <text:p text:style-name="P6"><text:span text:style-name="T5"><text:s text:c="5"/>pri_queue_w</text:span> <text:span text:style-name="T5">=</text:span> <text:span text:style-name="T8">integer</text:span><text:span text:style-name="T5">;</text:span></text:p>
      <text:p text:style-name="P6"><text:span text:style-name="T5"><text:s text:c="5"/>t_pri_queue</text:span> <text:span text:style-name="T5">=</text:span> <text:span text:style-name="T5">^pri_queue_node;</text:span></text:p>
      <text:p text:style-name="P6"><text:span text:style-name="T5"><text:s text:c="5"/>pri_queue_node</text:span> <text:span text:style-name="T5">=</text:span> <text:span text:style-name="T6">record</text:span></text:p>
      <text:p text:style-name="P6"><text:span text:style-name="T5"><text:s text:c="20"/>inf:</text:span> <text:span text:style-name="T5">pri_queue_inf;</text:span></text:p>
      <text:p text:style-name="P6"><text:span text:style-name="T5"><text:s text:c="20"/>w:</text:span> <text:span text:style-name="T5">pri_queue_w;</text:span></text:p>
      <text:p text:style-name="P6"><text:span text:style-name="T5"><text:s text:c="20"/>sx,</text:span> <text:span text:style-name="T5">dx:</text:span> <text:span text:style-name="T5">t_pri_queue;</text:span></text:p>
      <text:p text:style-name="P6"><text:s text:c="20"/><text:span text:style-name="T6">end</text:span><text:span text:style-name="T5">;</text:span></text:p>
      <text:p text:style-name="P6"/>
      <text:p text:style-name="P6"><text:span text:style-name="T6">procedure</text:span> <text:span text:style-name="T10">pri_queue_push</text:span><text:span text:style-name="T5">(</text:span><text:span text:style-name="T6">var</text:span> <text:span text:style-name="T5">a:</text:span> <text:span text:style-name="T5">t_pri_queue;</text:span> <text:span text:style-name="T5">i:</text:span> <text:span text:style-name="T5">pri_queue_inf;</text:span> <text:span text:style-name="T5">w:</text:span> <text:span text:style-name="T5">pri_queue_w);</text:span></text:p>
      <text:p text:style-name="P6"><text:span text:style-name="T6">procedure</text:span> <text:span text:style-name="T10">pri_queue_init</text:span><text:span text:style-name="T5">(</text:span><text:span text:style-name="T6">var</text:span> <text:span text:style-name="T5">a:</text:span> <text:span text:style-name="T5">t_pri_queue);</text:span></text:p>
      <text:p text:style-name="P6"><text:span text:style-name="T6">procedure</text:span> <text:span text:style-name="T10">pri_queue_dispose</text:span><text:span text:style-name="T5">(</text:span><text:span text:style-name="T6">var</text:span> <text:span text:style-name="T5">a:</text:span> <text:span text:style-name="T5">t_pri_queue);</text:span></text:p>
      <text:p text:style-name="P6"><text:span text:style-name="T6">function</text:span> <text:span text:style-name="T10">pri_queue_pop</text:span><text:span text:style-name="T5">(</text:span><text:span text:style-name="T6">var</text:span> <text:span text:style-name="T5">a:</text:span> <text:span text:style-name="T5">t_pri_queue):</text:span> <text:span text:style-name="T5">pri_queue_inf;</text:span></text:p>
      <text:p text:style-name="P6"><text:span text:style-name="T6">function</text:span> <text:span text:style-name="T10">pri_queue_empty</text:span><text:span text:style-name="T5">(a:</text:span> <text:span text:style-name="T5">t_pri_queue):</text:span> <text:span text:style-name="T8">boolean</text:span><text:span text:style-name="T5">;</text:span></text:p>
      <text:p text:style-name="P6"/>
      <text:p text:style-name="P1">implementation</text:p>
      <text:p text:style-name="P6"/>
      <text:p text:style-name="P4">{Inserisco un nodo nella coda. I nodi sono ordinati in ordine crescente</text:p>
      <text:p text:style-name="P4">secondo il peso w}</text:p>
      <text:p text:style-name="P6"><text:span text:style-name="T6">procedure</text:span> <text:span text:style-name="T10">pri_queue_push</text:span><text:span text:style-name="T5">(</text:span><text:span text:style-name="T6">var</text:span> <text:span text:style-name="T5">a:</text:span> <text:span text:style-name="T5">t_pri_queue;</text:span> <text:span text:style-name="T5">i:</text:span> <text:span text:style-name="T5">pri_queue_inf;</text:span> <text:span text:style-name="T5">w:</text:span> <text:span text:style-name="T5">pri_queue_w);</text:span></text:p>
      <text:p text:style-name="P1">begin</text:p>
      <text:p text:style-name="P6"><text:s text:c="5"/><text:span text:style-name="T6">if</text:span> <text:span text:style-name="T5">a=</text:span><text:span text:style-name="T6">nil then begin</text:span> <text:span text:style-name="T9">{Inserimento}</text:span></text:p>
      <text:p text:style-name="P6"><text:s text:c="8"/><text:span text:style-name="T10">new</text:span><text:span text:style-name="T5">(a);</text:span></text:p>
      <text:p text:style-name="P6"><text:span text:style-name="T5"><text:s text:c="8"/>a^.sx</text:span> <text:span text:style-name="T5">:=</text:span> <text:span text:style-name="T6">nil</text:span><text:span text:style-name="T5">;</text:span></text:p>
      <text:p text:style-name="P6"><text:span text:style-name="T5"><text:s text:c="8"/>a^.dx</text:span> <text:span text:style-name="T5">:=</text:span> <text:span text:style-name="T6">nil</text:span><text:span text:style-name="T5">;</text:span></text:p>
      <text:p text:style-name="P6"><text:span text:style-name="T5"><text:s text:c="8"/>a^.inf</text:span> <text:span text:style-name="T5">:=</text:span> <text:span text:style-name="T5">i;</text:span></text:p>
      <text:p text:style-name="P6"><text:span text:style-name="T5"><text:s text:c="8"/>a^.w</text:span> <text:span text:style-name="T5">:=</text:span> <text:span text:style-name="T5">w;</text:span></text:p>
      <text:p text:style-name="P6"><text:s text:c="5"/><text:span text:style-name="T6">end</text:span></text:p>
      <text:p text:style-name="P6"><text:s text:c="5"/><text:span text:style-name="T6">else</text:span> <text:span text:style-name="T9">{Ricerca della posizione}</text:span></text:p>
      <text:p text:style-name="P6"><text:s text:c="8"/><text:span text:style-name="T6">if</text:span> <text:span text:style-name="T5">w</text:span> <text:span text:style-name="T5">&lt;</text:span> <text:span text:style-name="T5">a^.w</text:span> <text:span text:style-name="T6">then</text:span></text:p>
      <text:p text:style-name="P6"><text:s text:c="11"/><text:span text:style-name="T10">pri_queue_push</text:span><text:span text:style-name="T5">(a^.sx,</text:span> <text:span text:style-name="T5">i,</text:span> <text:span text:style-name="T5">w)</text:span></text:p>
      <text:p text:style-name="P6"><text:s text:c="8"/><text:span text:style-name="T6">else</text:span></text:p>
      <text:p text:style-name="P6"><text:s text:c="11"/><text:span text:style-name="T10">pri_queue_push</text:span><text:span text:style-name="T5">(a^.dx,</text:span> <text:span text:style-name="T5">i,</text:span> <text:span text:style-name="T5">w);</text:span></text:p>
      <text:p text:style-name="P3"><text:span text:style-name="T4">end</text:span>;</text:p>
      <text:p text:style-name="P6"/>
      <text:p text:style-name="P4">{Inizializzo la coda}</text:p>
      <text:p text:style-name="P6"><text:span text:style-name="T6">procedure</text:span> <text:span text:style-name="T10">pri_queue_init</text:span><text:span text:style-name="T5">(</text:span><text:span text:style-name="T6">var</text:span> <text:span text:style-name="T5">a:</text:span> <text:span text:style-name="T5">t_pri_queue);</text:span></text:p>
      <text:p text:style-name="P1">begin</text:p>
      <text:p text:style-name="P6"><text:span text:style-name="T5"><text:s text:c="5"/>a</text:span> <text:span text:style-name="T5">:=</text:span> <text:span text:style-name="T6">nil</text:span><text:span text:style-name="T5">;</text:span></text:p>
      <text:p text:style-name="P3"><text:span text:style-name="T4">end</text:span>;</text:p>
      <text:p text:style-name="P6"/>
      <text:p text:style-name="P4">{Elimino la coda dall'heap}</text:p>
      <text:p text:style-name="P6"><text:span text:style-name="T6">procedure</text:span> <text:span text:style-name="T10">pri_queue_dispose</text:span><text:span text:style-name="T5">(</text:span><text:span text:style-name="T6">var</text:span> <text:span text:style-name="T5">a:</text:span> <text:span text:style-name="T5">t_pri_queue);</text:span></text:p>
      <text:p text:style-name="P1">begin</text:p>
      <text:p text:style-name="P6"><text:s text:c="5"/><text:span text:style-name="T6">if</text:span> <text:span text:style-name="T5">a&lt;&gt;</text:span><text:span text:style-name="T6">nil then begin</text:span></text:p>
      <text:p text:style-name="P6"><text:s text:c="8"/><text:span text:style-name="T10">pri_queue_dispose</text:span><text:span text:style-name="T5">(a^.sx);</text:span></text:p>
      <text:p text:style-name="P6"><text:s text:c="8"/><text:span text:style-name="T10">pri_queue_dispose</text:span><text:span text:style-name="T5">(a^.dx);</text:span></text:p>
      <text:p text:style-name="P6"><text:s text:c="8"/><text:span text:style-name="T10">dispose</text:span><text:span text:style-name="T5">(a);</text:span></text:p>
      <text:p text:style-name="P3"><text:s text:c="8"/>a:=<text:span text:style-name="T4">nil</text:span>;</text:p>
      <text:p text:style-name="P6"><text:s text:c="5"/><text:span text:style-name="T6">end</text:span><text:span text:style-name="T5">;</text:span></text:p>
      <text:p text:style-name="P3"><text:span text:style-name="T4">end</text:span>;</text:p>
      <text:p text:style-name="P6"/>
      <text:p text:style-name="P4">{Restituisce l'elemento con peso minimo e lo cancella dalla coda.}</text:p>
      <text:p text:style-name="P6"><text:span text:style-name="T6">function</text:span> <text:span text:style-name="T10">pri_queue_pop</text:span><text:span text:style-name="T5">(</text:span><text:span text:style-name="T6">var</text:span> <text:span text:style-name="T5">a:</text:span> <text:span text:style-name="T5">t_pri_queue):</text:span> <text:span text:style-name="T5">pri_queue_inf;</text:span></text:p>
      <text:p text:style-name="P6"/>
      <text:p text:style-name="P6"><text:s text:c="4"/><text:span text:style-name="T9">{Sostituisco un nodo con un figlio, e lo cancello}</text:span></text:p>
      <text:p text:style-name="P6"><text:s text:c="4"/><text:span text:style-name="T6">procedure</text:span> <text:span text:style-name="T10">_replace</text:span><text:span text:style-name="T5">(</text:span><text:span text:style-name="T6">var</text:span> <text:span text:style-name="T5">a1:</text:span> <text:span text:style-name="T5">t_pri_queue;</text:span> <text:span text:style-name="T5">a2:</text:span> <text:span text:style-name="T5">t_pri_queue);</text:span></text:p>
      <text:p text:style-name="P6"><text:s text:c="4"/><text:span text:style-name="T6">var</text:span> <text:span text:style-name="T5">aux:</text:span> <text:span text:style-name="T5">t_pri_queue;</text:span></text:p>
      <text:p text:style-name="P6"><text:s text:c="4"/><text:span text:style-name="T6">begin</text:span></text:p>
      <text:p text:style-name="P6"><text:span text:style-name="T5"><text:s text:c="9"/>aux</text:span> <text:span text:style-name="T5">:=</text:span> <text:span text:style-name="T5">a1;</text:span></text:p>
      <text:p text:style-name="P6"><text:span text:style-name="T5"><text:s text:c="9"/>a1</text:span> <text:span text:style-name="T5">:=</text:span> <text:span text:style-name="T5">a2;</text:span></text:p>
      <text:p text:style-name="P6"><text:s text:c="9"/><text:span text:style-name="T10">dispose</text:span><text:span text:style-name="T5">(aux);</text:span></text:p>
      <text:p text:style-name="P6"><text:s text:c="4"/><text:span text:style-name="T6">end</text:span><text:span text:style-name="T5">;</text:span></text:p>
      <text:p text:style-name="P6"/>
      <text:p text:style-name="P1">begin</text:p>
      <text:p text:style-name="P6"><text:s text:c="4"/><text:span text:style-name="T9">{Eseguire esternamente il controllo pri_queue_empty !!!!! }</text:span></text:p>
      <text:p text:style-name="P6"/>
      <text:p text:style-name="P6"><text:s text:c="4"/><text:span text:style-name="T9">{Elemento trovato, eseguo la cancellazione}</text:span></text:p>
      <text:p text:style-name="P6"><text:s text:c="4"/><text:span text:style-name="T6">if</text:span> <text:span text:style-name="T5">a^.sx</text:span> <text:span text:style-name="T5">=</text:span> <text:span text:style-name="T6">nil then begin</text:span></text:p>
      <text:p text:style-name="P6"><text:span text:style-name="T5"><text:s text:c="7"/>pri_queue_pop</text:span> <text:span text:style-name="T5">:=</text:span> <text:span text:style-name="T5">a^.inf;</text:span></text:p>
      <text:p text:style-name="P6"><text:s text:c="7"/><text:span text:style-name="T10">_replace</text:span><text:span text:style-name="T5">(a,</text:span> <text:span text:style-name="T5">a^.dx);</text:span></text:p>
      <text:p text:style-name="P6"><text:s text:c="4"/><text:span text:style-name="T6">end</text:span></text:p>
      <text:p text:style-name="P6"><text:s text:c="4"/><text:span text:style-name="T6">else</text:span></text:p>
      <text:p text:style-name="P6"><text:span text:style-name="T5"><text:s text:c="7"/>pri_queue_pop</text:span> <text:span text:style-name="T5">:=</text:span> <text:span text:style-name="T10">pri_queue_pop</text:span><text:span text:style-name="T5">(a^.sx);</text:span></text:p>
      <text:p text:style-name="P3"><text:span text:style-name="T4">end</text:span>;</text:p>
      <text:p text:style-name="P6"/>
      <text:p text:style-name="P4">{Restituisce TRUE se la coda è vuota, altrimenti FALSE.}</text:p>
      <text:p text:style-name="P6"><text:span text:style-name="T6">function</text:span> <text:span text:style-name="T10">pri_queue_empty</text:span><text:span text:style-name="T5">(a:</text:span> <text:span text:style-name="T5">t_pri_queue):</text:span> <text:span text:style-name="T8">boolean</text:span><text:span text:style-name="T5">;</text:span></text:p>
      <text:p text:style-name="P1">begin</text:p>
      <text:p text:style-name="P6"><text:span text:style-name="T5"><text:s text:c="5"/>pri_queue_empty</text:span> <text:span text:style-name="T5">:= (a</text:span> <text:span text:style-name="T5">=</text:span> <text:span text:style-name="T6">nil</text:span><text:span text:style-name="T5">);</text:span></text:p>
      <text:p text:style-name="P3"><text:span text:style-name="T4">end</text:span>;</text:p>
      <text:p text:style-name="P6"/>
      <text:p text:style-name="P3"><text:span text:style-name="T4">end</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Times New Roman" svg:font-family="'Times New Roman'"/>
    <style:font-face style:name="DejaVu Sans2" svg:font-family="'DejaVu Sans'" style:font-family-generic="roman"/>
    <style:font-face style:name="Times1" svg:font-family="Times" style:font-family-generic="roman"/>
    <style:font-face style:name="DejaVu Sans3" svg:font-family="'DejaVu Sans'" style:font-family-generic="swiss"/>
    <style:font-face style:name="Times2" svg:font-family="Times" style:font-family-generic="swiss"/>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svg:font-family="'DejaVu Sans'"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4" svg:font-family="'DejaVu Sans'"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4" style:font-size-asian="12pt" style:language-asian="zxx" style:country-asian="none" style:font-name-complex="DejaVu Sans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4" style:font-size-asian="14pt" style:font-name-complex="DejaVu Sans4" style:font-size-complex="14pt"/>
    </style:style>
    <style:style style:name="Heading_20_1" style:display-name="Heading 1" style:family="paragraph" style:parent-style-name="Heading" style:next-style-name="Text_20_body" style:class="text" style:default-outline-level="1">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tonio Barba</meta:initial-creator>
    <meta:creation-date>2007-06-03T17:14:40</meta:creation-date>
    <dc:creator>Fabio D'Asaro</dc:creator>
    <dc:date>2007-06-29T19:59:13</dc:date>
    <dc:language>it-IT</dc:language>
    <meta:editing-cycles>11</meta:editing-cycles>
    <meta:editing-duration>PT3H13M36S</meta:editing-duration>
    <meta:user-defined meta:name="Info 1"/>
    <meta:user-defined meta:name="Info 2"/>
    <meta:user-defined meta:name="Info 3"/>
    <meta:user-defined meta:name="Info 4"/>
    <meta:document-statistic meta:table-count="0" meta:image-count="0" meta:object-count="0" meta:page-count="13" meta:paragraph-count="442" meta:word-count="3171" meta:character-count="20281"/>
  </office:meta>
</office:document-meta>
</file>